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4px', 'line-height: 21px', 'white-space: pre'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f4f48" officeooo:paragraph-rsid="000f4f4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4f48" officeooo:paragraph-rsid="00cf08d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bacd1" officeooo:paragraph-rsid="002bacd1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68693" officeooo:paragraph-rsid="00368693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791b4" officeooo:paragraph-rsid="003fa01f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3791b4" officeooo:paragraph-rsid="007301d8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6045de" officeooo:paragraph-rsid="006045de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95e4e3" officeooo:paragraph-rsid="0095e4e3" style:font-weight-asian="normal" style:font-weight-complex="normal"/>
    </style:style>
    <style:style style:name="P9" style:family="paragraph" style:parent-style-name="Standard">
      <style:paragraph-properties style:line-height-at-least="0.1835in"/>
      <style:text-properties fo:color="#000000" loext:opacity="100%" style:font-name="Droid Sans Mono" fo:font-size="9.60000038146973pt" fo:font-weight="normal" officeooo:paragraph-rsid="00f953f2"/>
    </style:style>
    <style:style style:name="P10" style:family="paragraph" style:parent-style-name="Standard">
      <style:paragraph-properties style:line-height-at-least="0.1835in"/>
      <style:text-properties fo:color="#000000" loext:opacity="100%" style:font-name="Droid Sans Mono" fo:font-size="9.60000038146973pt" fo:language="bg" fo:country="BG" fo:font-weight="normal" fo:background-color="#ffffff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rsid="0104098f" officeooo:paragraph-rsid="00be906b" fo:background-color="#ffffff" style:font-weight-asian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rsid="01058b00" officeooo:paragraph-rsid="01058b00" fo:background-color="#ffffff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paragraph-rsid="01058b00" fo:background-color="#ffffff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rsid="010a9580" officeooo:paragraph-rsid="010a9580" fo:background-color="#ffffff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rsid="010b416a" officeooo:paragraph-rsid="010b416a" fo:background-color="#ffffff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normal" officeooo:rsid="004a8dbe" officeooo:paragraph-rsid="0109bf1d" fo:background-color="#ffffff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bold" officeooo:rsid="004a8dbe" officeooo:paragraph-rsid="0109bf1d" fo:background-color="#ffffff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Droid Sans Mono" fo:font-size="10.1999998092651pt" fo:language="bg" fo:country="BG" fo:font-weight="bold" officeooo:rsid="01190388" officeooo:paragraph-rsid="01190388" fo:background-color="#ffffff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IBMPlexMono, monospace," fo:language="bg" fo:country="BG" fo:font-weight="normal" officeooo:rsid="003791b4" officeooo:paragraph-rsid="00982407" fo:background-color="#fffffe" style:font-weight-asian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000000" loext:opacity="100%" style:font-name="IBMPlexMono, monospace," fo:language="bg" fo:country="BG" fo:background-color="#fffffe"/>
    </style:style>
    <style:style style:name="P21" style:family="paragraph" style:parent-style-name="Standard">
      <style:text-properties fo:color="#000000" loext:opacity="100%" style:font-name="IBMPlexMono, monospace," fo:language="bg" fo:country="BG" fo:background-color="#fffff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font-weight="bold" officeooo:paragraph-rsid="0122401b" fo:background-color="#ffffff" style:font-size-asian="12pt" style:font-size-complex="12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0507dba" officeooo:paragraph-rsid="00773c1b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58b00" officeooo:paragraph-rsid="0104098f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58b00" officeooo:paragraph-rsid="01058b00" fo:background-color="#fffff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paragraph-rsid="01058b00" fo:background-color="#fffff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a9580" officeooo:paragraph-rsid="010a9580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a9580" officeooo:paragraph-rsid="010b416a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b416a" officeooo:paragraph-rsid="010b416a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b416a" officeooo:paragraph-rsid="01186ebb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17d99" officeooo:paragraph-rsid="01186ebb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17d99" officeooo:paragraph-rsid="01120542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20542" officeooo:paragraph-rsid="0118ed28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20542" officeooo:paragraph-rsid="01190388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20542" officeooo:paragraph-rsid="012890ea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1aef29" officeooo:paragraph-rsid="011aef29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bg" fo:country="BG" fo:font-weight="normal" officeooo:rsid="005f035f" officeooo:paragraph-rsid="005be4c8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05f035f" officeooo:paragraph-rsid="005be4c8" fo:background-color="#fffff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1835in"/>
      <style:text-properties fo:color="#000000" loext:opacity="100%" style:font-name="Liberation Serif" fo:font-size="12pt" fo:language="bg" fo:country="BG" fo:font-weight="normal" fo:background-color="#ffffff" style:font-size-asian="12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font-weight="normal" officeooo:paragraph-rsid="012890ea" fo:background-color="#ffffff"/>
    </style:style>
    <style:style style:name="P41" style:family="paragraph" style:parent-style-name="Standard">
      <style:paragraph-properties style:line-height-at-least="0.1917in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roid Sans Mono" fo:font-size="9.60000038146973pt" fo:font-weight="bold" officeooo:rsid="00e61940" officeooo:paragraph-rsid="00e61940" fo:background-color="#ffffff" style:font-weight-asian="bold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roid Sans Mono" fo:font-size="9.60000038146973pt" fo:language="bg" fo:country="BG" fo:font-weight="normal" officeooo:rsid="00507dba" officeooo:paragraph-rsid="00507dba" fo:background-color="#ffffff" style:font-weight-asian="normal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roid Sans Mono" fo:font-size="9.60000038146973pt" fo:language="bg" fo:country="BG" fo:font-weight="normal" officeooo:rsid="00507dba" officeooo:paragraph-rsid="00d724ce" fo:background-color="#ffffff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Droid Sans Mono" fo:font-size="9.60000038146973pt" fo:language="bg" fo:country="BG" fo:font-weight="normal" officeooo:rsid="00d724ce" officeooo:paragraph-rsid="00d724ce" fo:background-color="#ffffff" style:font-weight-asian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bold" officeooo:rsid="00507dba" officeooo:paragraph-rsid="00d724ce" fo:background-color="#fffff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bold" officeooo:rsid="00e0555c" officeooo:paragraph-rsid="00e0555c" fo:background-color="#ffffff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bold" officeooo:rsid="00e334ae" officeooo:paragraph-rsid="0122401b" fo:background-color="#fffff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bold" officeooo:rsid="00e61940" officeooo:paragraph-rsid="00e61940" fo:background-color="#fffff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bold" officeooo:rsid="00d724ce" officeooo:paragraph-rsid="00d724ce" fo:background-color="#fffff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b26a12" officeooo:paragraph-rsid="00d724ce" fo:background-color="#fffff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0555c" officeooo:paragraph-rsid="00e0555c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0ebce" officeooo:paragraph-rsid="00e0555c" fo:background-color="#fffff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290d3" officeooo:paragraph-rsid="00e0555c" fo:background-color="#ffffff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42515" officeooo:paragraph-rsid="00e334ae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61940" officeooo:paragraph-rsid="00e61940" fo:background-color="#fffff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1030cd2" officeooo:paragraph-rsid="01030cd2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d724ce" officeooo:paragraph-rsid="00d724ce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507dba" officeooo:paragraph-rsid="00507dba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language="bg" fo:country="BG" fo:font-weight="bold" officeooo:rsid="00d0128e" officeooo:paragraph-rsid="00d0128e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language="bg" fo:country="BG" fo:font-weight="bold" officeooo:rsid="000f4f48" officeooo:paragraph-rsid="00cf08d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language="bg" fo:country="BG" fo:font-weight="bold" officeooo:rsid="000f4f48" officeooo:paragraph-rsid="003775d7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language="bg" fo:country="BG" fo:font-weight="bold" officeooo:rsid="00dabac2" officeooo:paragraph-rsid="00dabac2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language="bg" fo:country="BG" fo:font-weight="bold" officeooo:rsid="00900dfd" officeooo:paragraph-rsid="00900dfd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language="bg" fo:country="BG" fo:font-weight="bold" officeooo:rsid="00250a77" officeooo:paragraph-rsid="00250a77" style:font-weight-asian="bold" style:font-weight-complex="bold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bold" officeooo:rsid="00724c3b" officeooo:paragraph-rsid="0095a5e4" style:font-weight-asian="bold" style:font-weight-complex="bold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bold" officeooo:rsid="00724c3b" officeooo:paragraph-rsid="009731b9" style:font-weight-asian="bold" style:font-weight-complex="bold"/>
    </style:style>
    <style:style style:name="P6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bold" officeooo:rsid="00724c3b" officeooo:paragraph-rsid="009731b9" style:font-weight-asian="bold" style:font-weight-complex="bold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bold" officeooo:rsid="004a8dbe" officeooo:paragraph-rsid="004a8dbe" style:font-weight-asian="bold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bold" officeooo:rsid="00507dba" officeooo:paragraph-rsid="005a0394" style:font-weight-asian="bold" style:font-weight-complex="bold"/>
    </style:style>
    <style:style style:name="P7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bold" officeooo:rsid="006045de" officeooo:paragraph-rsid="006045de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language="bg" fo:country="BG" fo:font-weight="normal" officeooo:rsid="001920dc" officeooo:paragraph-rsid="000f4f48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language="bg" fo:country="BG" fo:font-weight="normal" officeooo:rsid="006a2d9b" officeooo:paragraph-rsid="006a2d9b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language="bg" fo:country="BG" fo:font-weight="normal" officeooo:rsid="00220d4e" officeooo:paragraph-rsid="003775d7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language="bg" fo:country="BG" fo:font-weight="normal" officeooo:rsid="00250a77" officeooo:paragraph-rsid="000f4f48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language="bg" fo:country="BG" fo:font-weight="normal" officeooo:rsid="00250a77" officeooo:paragraph-rsid="00250a77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language="bg" fo:country="BG" fo:font-weight="normal" officeooo:rsid="002bacd1" officeooo:paragraph-rsid="002bacd1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language="bg" fo:country="BG" fo:font-weight="normal" officeooo:rsid="0028139c" officeooo:paragraph-rsid="0028139c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language="bg" fo:country="BG" fo:font-weight="normal" officeooo:rsid="002869ab" officeooo:paragraph-rsid="002869ab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language="bg" fo:country="BG" fo:font-weight="normal" officeooo:rsid="002e28af" officeooo:paragraph-rsid="002e28af" style:font-weight-asian="normal" style:font-weight-complex="normal"/>
    </style:style>
    <style:style style:name="P8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normal" officeooo:rsid="002e28af" officeooo:paragraph-rsid="002e28af" style:font-weight-asian="normal" style:font-weight-complex="normal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39cfd" officeooo:paragraph-rsid="00339cfd" style:font-weight-asian="normal" style:font-weight-complex="normal"/>
    </style:style>
    <style:style style:name="P8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normal" officeooo:rsid="00339cfd" officeooo:paragraph-rsid="00339cfd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language="bg" fo:country="BG" fo:font-weight="normal" officeooo:rsid="00339cfd" officeooo:paragraph-rsid="006e97de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language="bg" fo:country="BG" fo:font-weight="normal" officeooo:rsid="0035dfda" officeooo:paragraph-rsid="0035dfda" style:font-weight-asian="normal" style:font-weight-complex="normal"/>
    </style:style>
    <style:style style:name="P8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language="bg" fo:country="BG" fo:font-weight="normal" officeooo:rsid="0035dfda" officeooo:paragraph-rsid="0035dfda" style:font-weight-asian="normal" style:font-weight-complex="normal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68693" officeooo:paragraph-rsid="00368693" style:font-weight-asian="normal" style:font-weight-complex="normal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1efa5" officeooo:paragraph-rsid="0031efa5" style:font-weight-asian="normal" style:font-weight-complex="normal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7301d8" style:font-weight-asian="normal" style:font-weight-complex="normal"/>
    </style:style>
    <style:style style:name="P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95a5e4" style:font-weight-asian="normal" style:font-weight-complex="normal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9731b9" style:font-weight-asian="normal" style:font-weight-complex="normal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9e1413" style:font-weight-asian="normal" style:font-weight-complex="normal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982407" style:font-weight-asian="normal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3791b4" officeooo:paragraph-rsid="003fa01f" style:font-weight-asian="normal" style:font-weight-complex="normal"/>
    </style:style>
    <style:style style:name="P95" style:family="paragraph" style:parent-style-name="Standard">
      <style:text-properties fo:language="bg" fo:country="BG" fo:font-weight="normal" officeooo:rsid="003791b4" officeooo:paragraph-rsid="009b5593" style:font-weight-asian="normal" style:font-weight-complex="normal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94acf5" officeooo:paragraph-rsid="0094acf5" style:font-weight-asian="normal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95e4e3" officeooo:paragraph-rsid="0095e4e3" style:font-weight-asian="normal" style:font-weight-complex="normal"/>
    </style:style>
    <style:style style:name="P9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normal" officeooo:rsid="00856cd6" officeooo:paragraph-rsid="009731b9" style:font-weight-asian="normal" style:font-weight-complex="normal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97434e" officeooo:paragraph-rsid="0097434e" style:font-weight-asian="normal" style:font-weight-complex="normal"/>
    </style:style>
    <style:style style:name="P100" style:family="paragraph" style:parent-style-name="Standard">
      <style:text-properties fo:language="bg" fo:country="BG" fo:font-weight="normal" officeooo:rsid="009b5593" officeooo:paragraph-rsid="009b5593" style:font-weight-asian="normal" style:font-weight-complex="normal"/>
    </style:style>
    <style:style style:name="P101" style:family="paragraph" style:parent-style-name="Standard">
      <style:text-properties fo:language="bg" fo:country="BG" fo:font-weight="normal" officeooo:rsid="009e1413" officeooo:paragraph-rsid="009e1413" style:font-weight-asian="normal" style:font-weight-complex="normal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4a8dbe" officeooo:paragraph-rsid="004a8dbe" style:font-weight-asian="normal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d3a8a5" officeooo:paragraph-rsid="00d3a8a5" style:font-weight-asian="normal" style:font-weight-complex="normal"/>
    </style:style>
    <style:style style:name="P1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507dba" officeooo:paragraph-rsid="00507dba" style:font-weight-asian="normal" style:font-weight-complex="normal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507dba" officeooo:paragraph-rsid="005a0394" style:font-weight-asian="normal" style:font-weight-complex="normal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507dba" officeooo:paragraph-rsid="00773c1b" style:font-weight-asian="normal" style:font-weight-complex="normal"/>
    </style:style>
    <style:style style:name="P107" style:family="paragraph" style:parent-style-name="Standard">
      <style:text-properties fo:language="bg" fo:country="BG" fo:font-weight="normal" style:font-weight-asian="normal" style:font-weight-complex="normal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6045de" officeooo:paragraph-rsid="006045de" style:font-weight-asian="normal" style:font-weight-complex="normal"/>
    </style:style>
    <style:style style:name="P10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bg" fo:country="BG" fo:font-weight="normal" officeooo:rsid="006045de" officeooo:paragraph-rsid="006045de" style:font-weight-asian="normal" style:font-weight-complex="normal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62b474" officeooo:paragraph-rsid="006045de" style:font-weight-asian="normal" style:font-weight-complex="normal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63704c" officeooo:paragraph-rsid="00507dba" style:font-weight-asian="normal" style:font-weight-complex="normal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c43d24" officeooo:paragraph-rsid="00856cd6" style:font-weight-asian="normal" style:font-weight-complex="normal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104098f" officeooo:paragraph-rsid="00be906b" style:font-weight-asian="normal" style:font-weight-complex="normal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be906b" officeooo:paragraph-rsid="00be906b" style:font-weight-asian="normal" style:font-weight-complex="normal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8cc514" officeooo:paragraph-rsid="008cc514" style:font-weight-asian="normal" style:font-weight-complex="normal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086b4f5" officeooo:paragraph-rsid="0086b4f5" style:font-weight-asian="normal" style:font-weight-complex="normal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paragraph-rsid="00be906b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bg" fo:country="BG" fo:font-weight="normal" officeooo:rsid="0104098f" officeooo:paragraph-rsid="0104098f"/>
    </style:style>
    <style:style style:name="P119" style:family="paragraph" style:parent-style-name="Standard">
      <style:text-properties fo:language="bg" fo:country="BG" officeooo:rsid="009e1413" officeooo:paragraph-rsid="009e1413"/>
    </style:style>
    <style:style style:name="P120" style:family="paragraph" style:parent-style-name="Standard">
      <style:text-properties fo:language="bg" fo:country="BG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12121" loext:opacity="100%" style:font-name="Inter" fo:font-size="7.19999980926514pt" fo:letter-spacing="normal" fo:language="bg" fo:country="BG" fo:font-style="normal" fo:font-weight="normal" officeooo:rsid="00856cd6" officeooo:paragraph-rsid="00856cd6" style:font-weight-asian="normal" style:font-weight-complex="normal"/>
    </style:style>
    <style:style style:name="P1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paragraph-rsid="01058b00" style:font-size-asian="12pt" style:font-size-complex="12pt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rsid="00d724ce" officeooo:paragraph-rsid="00d724ce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rsid="00b26a12" officeooo:paragraph-rsid="005a0394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rsid="00507dba" officeooo:paragraph-rsid="00507dba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bold" officeooo:rsid="00507dba" officeooo:paragraph-rsid="005a0394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language="bg" fo:country="BG" officeooo:paragraph-rsid="005be4c8" style:font-size-asian="12pt" style:font-size-complex="12pt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Standard" style:list-style-name="L1">
      <style:paragraph-properties fo:text-align="start" style:justify-single-word="false"/>
      <style:text-properties fo:language="bg" fo:country="BG" fo:font-weight="normal" officeooo:rsid="0028139c" officeooo:paragraph-rsid="002bacd1" style:font-weight-asian="normal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fo:language="bg" fo:country="BG" fo:font-weight="normal" officeooo:rsid="0028139c" officeooo:paragraph-rsid="0028139c" style:font-weight-asian="normal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fo:language="bg" fo:country="BG" fo:font-weight="normal" officeooo:rsid="002869ab" officeooo:paragraph-rsid="002869ab" style:font-weight-asian="normal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fo:language="bg" fo:country="BG" fo:font-weight="normal" officeooo:rsid="002869ab" officeooo:paragraph-rsid="002869ab" style:font-weight-asian="normal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fo:language="bg" fo:country="BG" fo:font-weight="normal" officeooo:rsid="006e97de" officeooo:paragraph-rsid="006e97de" style:font-weight-asian="normal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fo:font-weight="normal" officeooo:rsid="00339cfd" officeooo:paragraph-rsid="0033f1aa" style:font-weight-asian="normal" style:font-weight-complex="normal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Liberation Serif" fo:font-size="12pt" fo:language="bg" fo:country="BG" fo:font-weight="normal" officeooo:rsid="00e42515" officeooo:paragraph-rsid="0122401b" fo:background-color="#ffffff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rsid="0106628f" officeooo:paragraph-rsid="0106628f" style:font-size-asian="12pt" style:font-size-complex="12pt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language="bg" fo:country="BG" fo:font-weight="normal" officeooo:rsid="01080223" officeooo:paragraph-rsid="01080223" style:font-size-asian="12pt" style:font-size-complex="12pt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erif" fo:font-size="12pt" fo:language="bg" fo:country="BG" fo:font-weight="normal" officeooo:rsid="01080223" officeooo:paragraph-rsid="01080223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5cb5" style:font-weight-asian="normal" style:font-weight-complex="normal"/>
    </style:style>
    <style:style style:name="T3" style:family="text">
      <style:text-properties fo:font-weight="normal" officeooo:rsid="001f198e" style:font-weight-asian="normal" style:font-weight-complex="normal"/>
    </style:style>
    <style:style style:name="T4" style:family="text">
      <style:text-properties fo:font-weight="normal" officeooo:rsid="0021b11a" style:font-weight-asian="normal" style:font-weight-complex="normal"/>
    </style:style>
    <style:style style:name="T5" style:family="text">
      <style:text-properties fo:font-weight="normal" officeooo:rsid="00250a77" style:font-weight-asian="normal" style:font-weight-complex="normal"/>
    </style:style>
    <style:style style:name="T6" style:family="text">
      <style:text-properties fo:font-weight="normal" officeooo:rsid="005a0394" style:font-weight-asian="normal" style:font-weight-complex="normal"/>
    </style:style>
    <style:style style:name="T7" style:family="text">
      <style:text-properties fo:font-weight="normal" officeooo:rsid="005af588" style:font-weight-asian="normal" style:font-weight-complex="normal"/>
    </style:style>
    <style:style style:name="T8" style:family="text">
      <style:text-properties fo:font-weight="normal" officeooo:rsid="005be4c8" style:font-weight-asian="normal" style:font-weight-complex="normal"/>
    </style:style>
    <style:style style:name="T9" style:family="text">
      <style:text-properties fo:font-weight="normal" officeooo:rsid="005f035f" style:font-weight-asian="normal" style:font-weight-complex="normal"/>
    </style:style>
    <style:style style:name="T10" style:family="text">
      <style:text-properties fo:font-weight="normal" officeooo:rsid="0068b15e" style:font-weight-asian="normal" style:font-weight-complex="normal"/>
    </style:style>
    <style:style style:name="T11" style:family="text">
      <style:text-properties fo:font-weight="normal" officeooo:rsid="006ff84a" style:font-weight-asian="normal" style:font-weight-complex="normal"/>
    </style:style>
    <style:style style:name="T12" style:family="text">
      <style:text-properties fo:font-weight="normal" officeooo:rsid="00724c3b" style:font-weight-asian="normal" style:font-weight-complex="normal"/>
    </style:style>
    <style:style style:name="T13" style:family="text">
      <style:text-properties fo:font-weight="normal" officeooo:rsid="009f115a" style:font-weight-asian="normal" style:font-weight-complex="normal"/>
    </style:style>
    <style:style style:name="T14" style:family="text">
      <style:text-properties fo:font-weight="normal" officeooo:rsid="009fc53c" style:font-weight-asian="normal" style:font-weight-complex="normal"/>
    </style:style>
    <style:style style:name="T15" style:family="text">
      <style:text-properties fo:font-weight="normal" officeooo:rsid="00a20b42" style:font-weight-asian="normal" style:font-weight-complex="normal"/>
    </style:style>
    <style:style style:name="T16" style:family="text">
      <style:text-properties fo:font-weight="normal" officeooo:rsid="00b26a12" style:font-weight-asian="normal" style:font-weight-complex="normal"/>
    </style:style>
    <style:style style:name="T17" style:family="text">
      <style:text-properties fo:font-weight="normal" officeooo:rsid="00d0128e" style:font-weight-asian="normal" style:font-weight-complex="normal"/>
    </style:style>
    <style:style style:name="T18" style:family="text">
      <style:text-properties fo:font-weight="normal" officeooo:rsid="00d16f42" style:font-weight-asian="normal" style:font-weight-complex="normal"/>
    </style:style>
    <style:style style:name="T19" style:family="text">
      <style:text-properties fo:font-weight="normal" officeooo:rsid="00d569b6" style:font-weight-asian="normal" style:font-weight-complex="normal"/>
    </style:style>
    <style:style style:name="T20" style:family="text">
      <style:text-properties fo:font-weight="normal" officeooo:rsid="00dabac2" style:font-weight-asian="normal" style:font-weight-complex="normal"/>
    </style:style>
    <style:style style:name="T21" style:family="text">
      <style:text-properties fo:font-weight="normal" officeooo:rsid="00e0ebce" style:font-weight-asian="normal" style:font-weight-complex="normal"/>
    </style:style>
    <style:style style:name="T22" style:family="text">
      <style:text-properties fo:font-weight="normal" officeooo:rsid="00e290d3" style:font-weight-asian="normal" style:font-weight-complex="normal"/>
    </style:style>
    <style:style style:name="T23" style:family="text">
      <style:text-properties fo:font-weight="normal" officeooo:rsid="00e42515" style:font-weight-asian="normal" style:font-weight-complex="normal"/>
    </style:style>
    <style:style style:name="T24" style:family="text">
      <style:text-properties fo:font-weight="normal" officeooo:rsid="01030cd2" style:font-weight-asian="normal" style:font-weight-complex="normal"/>
    </style:style>
    <style:style style:name="T25" style:family="text">
      <style:text-properties fo:font-weight="normal" officeooo:rsid="01192799" style:font-weight-asian="normal" style:font-weight-complex="normal"/>
    </style:style>
    <style:style style:name="T26" style:family="text">
      <style:text-properties fo:font-weight="normal" officeooo:rsid="0122401b" style:font-weight-asian="normal" style:font-weight-complex="normal"/>
    </style:style>
    <style:style style:name="T27" style:family="text">
      <style:text-properties officeooo:rsid="0028139c"/>
    </style:style>
    <style:style style:name="T28" style:family="text">
      <style:text-properties officeooo:rsid="002869ab"/>
    </style:style>
    <style:style style:name="T29" style:family="text">
      <style:text-properties officeooo:rsid="002c35b6"/>
    </style:style>
    <style:style style:name="T30" style:family="text">
      <style:text-properties officeooo:rsid="002c85cc"/>
    </style:style>
    <style:style style:name="T31" style:family="text">
      <style:text-properties officeooo:rsid="002d9c35"/>
    </style:style>
    <style:style style:name="T32" style:family="text">
      <style:text-properties officeooo:rsid="0030ba71"/>
    </style:style>
    <style:style style:name="T33" style:family="text">
      <style:text-properties officeooo:rsid="00339cfd"/>
    </style:style>
    <style:style style:name="T34" style:family="text">
      <style:text-properties officeooo:rsid="0035dfda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791b4" style:font-weight-asian="bold" style:font-weight-complex="bold"/>
    </style:style>
    <style:style style:name="T37" style:family="text">
      <style:text-properties fo:font-weight="bold" officeooo:rsid="003b9783" style:font-weight-asian="bold" style:font-weight-complex="bold"/>
    </style:style>
    <style:style style:name="T38" style:family="text">
      <style:text-properties fo:font-weight="bold" officeooo:rsid="003fa01f" style:font-weight-asian="bold" style:font-weight-complex="bold"/>
    </style:style>
    <style:style style:name="T39" style:family="text">
      <style:text-properties fo:font-weight="bold" officeooo:rsid="005f035f" style:font-weight-asian="bold" style:font-weight-complex="bold"/>
    </style:style>
    <style:style style:name="T40" style:family="text">
      <style:text-properties fo:font-weight="bold" officeooo:rsid="00339cfd" style:font-weight-asian="bold" style:font-weight-complex="bold"/>
    </style:style>
    <style:style style:name="T41" style:family="text">
      <style:text-properties fo:font-weight="bold" officeooo:rsid="00327bb6" style:font-weight-asian="bold" style:font-weight-complex="bold"/>
    </style:style>
    <style:style style:name="T42" style:family="text">
      <style:text-properties fo:font-weight="bold" officeooo:rsid="0035dfda" style:font-weight-asian="bold" style:font-weight-complex="bold"/>
    </style:style>
    <style:style style:name="T43" style:family="text">
      <style:text-properties fo:font-weight="bold" officeooo:rsid="0071031f" style:font-weight-asian="bold" style:font-weight-complex="bold"/>
    </style:style>
    <style:style style:name="T44" style:family="text">
      <style:text-properties fo:font-weight="bold" officeooo:rsid="00724c3b" style:font-weight-asian="bold" style:font-weight-complex="bold"/>
    </style:style>
    <style:style style:name="T45" style:family="text">
      <style:text-properties fo:font-weight="bold" officeooo:rsid="00773c1b" style:font-weight-asian="bold" style:font-weight-complex="bold"/>
    </style:style>
    <style:style style:name="T46" style:family="text">
      <style:text-properties fo:font-weight="bold" officeooo:rsid="0086d702" style:font-weight-asian="bold" style:font-weight-complex="bold"/>
    </style:style>
    <style:style style:name="T47" style:family="text">
      <style:text-properties fo:font-weight="bold" officeooo:rsid="0095e4e3" style:font-weight-asian="bold" style:font-weight-complex="bold"/>
    </style:style>
    <style:style style:name="T48" style:family="text">
      <style:text-properties fo:font-weight="bold" officeooo:rsid="009fc53c" style:font-weight-asian="bold" style:font-weight-complex="bold"/>
    </style:style>
    <style:style style:name="T49" style:family="text">
      <style:text-properties fo:font-weight="bold" officeooo:rsid="00a5ca09" style:font-weight-asian="bold" style:font-weight-complex="bold"/>
    </style:style>
    <style:style style:name="T50" style:family="text">
      <style:text-properties fo:font-weight="bold" officeooo:rsid="00b26a12" style:font-weight-asian="bold" style:font-weight-complex="bold"/>
    </style:style>
    <style:style style:name="T51" style:family="text">
      <style:text-properties fo:font-weight="bold" officeooo:rsid="00b9a11a" style:font-weight-asian="bold" style:font-weight-complex="bold"/>
    </style:style>
    <style:style style:name="T52" style:family="text">
      <style:text-properties fo:font-weight="bold" officeooo:rsid="00be906b" style:font-weight-asian="bold" style:font-weight-complex="bold"/>
    </style:style>
    <style:style style:name="T53" style:family="text">
      <style:text-properties fo:font-weight="bold" officeooo:rsid="00d569b6" style:font-weight-asian="bold" style:font-weight-complex="bold"/>
    </style:style>
    <style:style style:name="T54" style:family="text">
      <style:text-properties fo:font-weight="bold" officeooo:rsid="00d91fb7" style:font-weight-asian="bold" style:font-weight-complex="bold"/>
    </style:style>
    <style:style style:name="T55" style:family="text">
      <style:text-properties fo:font-weight="bold" officeooo:rsid="00de46af" style:font-weight-asian="bold" style:font-weight-complex="bold"/>
    </style:style>
    <style:style style:name="T56" style:family="text">
      <style:text-properties fo:font-weight="bold" officeooo:rsid="00feffbe" style:font-weight-asian="bold" style:font-weight-complex="bold"/>
    </style:style>
    <style:style style:name="T57" style:family="text">
      <style:text-properties fo:font-weight="bold" officeooo:rsid="0109bf1d" style:font-weight-asian="bold" style:font-weight-complex="bold"/>
    </style:style>
    <style:style style:name="T58" style:family="text">
      <style:text-properties fo:font-weight="bold" officeooo:rsid="010b416a" style:font-weight-asian="bold" style:font-weight-complex="bold"/>
    </style:style>
    <style:style style:name="T59" style:family="text">
      <style:text-properties fo:font-weight="bold" officeooo:rsid="010c9175" style:font-weight-asian="bold" style:font-weight-complex="bold"/>
    </style:style>
    <style:style style:name="T60" style:family="text">
      <style:text-properties fo:font-weight="bold" officeooo:rsid="01120542" style:font-weight-asian="bold" style:font-weight-complex="bold"/>
    </style:style>
    <style:style style:name="T61" style:family="text">
      <style:text-properties fo:font-weight="bold" officeooo:rsid="01158481" style:font-weight-asian="bold" style:font-weight-complex="bold"/>
    </style:style>
    <style:style style:name="T62" style:family="text">
      <style:text-properties fo:font-weight="bold" officeooo:rsid="01186ebb" style:font-weight-asian="bold" style:font-weight-complex="bold"/>
    </style:style>
    <style:style style:name="T63" style:family="text">
      <style:text-properties fo:font-weight="bold" officeooo:rsid="0118ed28" style:font-weight-asian="bold" style:font-weight-complex="bold"/>
    </style:style>
    <style:style style:name="T64" style:family="text">
      <style:text-properties fo:font-weight="bold" officeooo:rsid="01190388" style:font-weight-asian="bold" style:font-weight-complex="bold"/>
    </style:style>
    <style:style style:name="T65" style:family="text">
      <style:text-properties fo:font-weight="bold" officeooo:rsid="011ba4a8" style:font-weight-asian="bold" style:font-weight-complex="bold"/>
    </style:style>
    <style:style style:name="T66" style:family="text">
      <style:text-properties fo:font-weight="bold" officeooo:rsid="012056d1" style:font-weight-asian="bold" style:font-weight-complex="bold"/>
    </style:style>
    <style:style style:name="T67" style:family="text">
      <style:text-properties fo:font-weight="bold" officeooo:rsid="009e1413" style:font-weight-asian="bold" style:font-weight-complex="bold"/>
    </style:style>
    <style:style style:name="T68" style:family="text">
      <style:text-properties officeooo:rsid="003b9783"/>
    </style:style>
    <style:style style:name="T69" style:family="text">
      <style:text-properties fo:color="#000000" loext:opacity="100%" style:font-name="Droid Sans Mono" fo:font-size="9.60000038146973pt" officeooo:rsid="008431ae" fo:background-color="#ffffff" loext:char-shading-value="0" style:font-weight-asian="bold" style:font-weight-complex="bold"/>
    </style:style>
    <style:style style:name="T70" style:family="text">
      <style:text-properties fo:color="#000000" loext:opacity="100%" style:font-name="Droid Sans Mono" fo:font-size="9.60000038146973pt" officeooo:rsid="0082a62e" fo:background-color="#ffffff" loext:char-shading-value="0" style:font-weight-asian="bold" style:font-weight-complex="bold"/>
    </style:style>
    <style:style style:name="T71" style:family="text">
      <style:text-properties fo:color="#000000" loext:opacity="100%" style:font-name="Droid Sans Mono" fo:font-size="9.60000038146973pt" fo:font-weight="bold" officeooo:rsid="008431ae" fo:background-color="#ffffff" loext:char-shading-value="0" style:font-weight-asian="bold" style:font-weight-complex="bold"/>
    </style:style>
    <style:style style:name="T72" style:family="text">
      <style:text-properties fo:color="#000000" loext:opacity="100%" style:font-name="Droid Sans Mono" fo:font-size="9.60000038146973pt" fo:font-weight="bold" officeooo:rsid="0082a62e" fo:background-color="#ffffff" loext:char-shading-value="0" style:font-weight-asian="bold" style:font-weight-complex="bold"/>
    </style:style>
    <style:style style:name="T73" style:family="text">
      <style:text-properties fo:color="#000000" loext:opacity="100%" style:font-name="Droid Sans Mono" fo:font-size="10.1999998092651pt" fo:background-color="#ffffff" loext:char-shading-value="0" style:font-weight-asian="normal" style:font-weight-complex="normal"/>
    </style:style>
    <style:style style:name="T74" style:family="text">
      <style:text-properties fo:color="#000000" loext:opacity="100%" style:font-name="Droid Sans Mono" fo:font-size="10.1999998092651pt" officeooo:rsid="0104098f" fo:background-color="#ffffff" loext:char-shading-value="0" style:font-weight-asian="normal" style:font-weight-complex="normal"/>
    </style:style>
    <style:style style:name="T75" style:family="text">
      <style:text-properties fo:color="#000000" loext:opacity="100%" style:font-name="Droid Sans Mono" fo:font-size="10.1999998092651pt" officeooo:rsid="01058b00" fo:background-color="#ffffff" loext:char-shading-value="0" style:font-weight-asian="normal" style:font-weight-complex="normal"/>
    </style:style>
    <style:style style:name="T76" style:family="text">
      <style:text-properties fo:color="#000000" loext:opacity="100%" style:font-name="Droid Sans Mono" fo:font-size="10.1999998092651pt" officeooo:rsid="01080223" fo:background-color="#ffffff" loext:char-shading-value="0" style:font-weight-asian="normal" style:font-weight-complex="normal"/>
    </style:style>
    <style:style style:name="T77" style:family="text">
      <style:text-properties fo:color="#000000" loext:opacity="100%" style:font-name="Droid Sans Mono" fo:font-size="10.1999998092651pt" fo:font-weight="bold" fo:background-color="#ffffff" loext:char-shading-value="0" style:font-weight-asian="bold" style:font-weight-complex="bold"/>
    </style:style>
    <style:style style:name="T78" style:family="text">
      <style:text-properties fo:color="#000000" loext:opacity="100%" style:font-name="Droid Sans Mono" fo:font-size="10.1999998092651pt" fo:font-weight="bold" officeooo:rsid="01080223" fo:background-color="#ffffff" loext:char-shading-value="0" style:font-weight-asian="bold" style:font-weight-complex="bold"/>
    </style:style>
    <style:style style:name="T79" style:family="text">
      <style:text-properties fo:color="#000000" loext:opacity="100%" fo:font-size="10.1999998092651pt" fo:background-color="#ffffff" loext:char-shading-value="0" style:font-weight-asian="normal" style:font-weight-complex="normal"/>
    </style:style>
    <style:style style:name="T80" style:family="text">
      <style:text-properties fo:color="#000000" loext:opacity="100%" fo:font-size="10.1999998092651pt" officeooo:rsid="01080223" fo:background-color="#ffffff" loext:char-shading-value="0" style:font-weight-asian="normal" style:font-weight-complex="normal"/>
    </style:style>
    <style:style style:name="T81" style:family="text">
      <style:text-properties fo:color="#000000" loext:opacity="100%" fo:font-size="10.1999998092651pt" fo:font-weight="bold" fo:background-color="#ffffff" loext:char-shading-value="0" style:font-weight-asian="bold" style:font-weight-complex="bold"/>
    </style:style>
    <style:style style:name="T82" style:family="text">
      <style:text-properties fo:color="#000000" loext:opacity="100%" fo:font-size="10.1999998092651pt" fo:font-weight="bold" officeooo:rsid="01080223" fo:background-color="#ffffff" loext:char-shading-value="0" style:font-weight-asian="bold" style:font-weight-complex="bold"/>
    </style:style>
    <style:style style:name="T83" style:family="text">
      <style:text-properties fo:color="#000000" loext:opacity="100%" fo:background-color="#ffffff" loext:char-shading-value="0" style:font-weight-asian="normal" style:font-weight-complex="normal"/>
    </style:style>
    <style:style style:name="T84" style:family="text">
      <style:text-properties fo:color="#000000" loext:opacity="100%" officeooo:rsid="01058b00" fo:background-color="#ffffff" loext:char-shading-value="0" style:font-weight-asian="normal" style:font-weight-complex="normal"/>
    </style:style>
    <style:style style:name="T85" style:family="text">
      <style:text-properties fo:color="#000000" loext:opacity="100%" officeooo:rsid="01080223" fo:background-color="#ffffff" loext:char-shading-value="0" style:font-weight-asian="normal" style:font-weight-complex="normal"/>
    </style:style>
    <style:style style:name="T86" style:family="text">
      <style:text-properties fo:color="#000000" loext:opacity="100%" fo:font-weight="normal" officeooo:rsid="005f035f" fo:background-color="#ffffff" loext:char-shading-value="0" style:font-weight-asian="normal" style:font-weight-complex="normal"/>
    </style:style>
    <style:style style:name="T87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88" style:family="text">
      <style:text-properties fo:color="#000000" loext:opacity="100%" fo:font-weight="bold" officeooo:rsid="01080223" fo:background-color="#ffffff" loext:char-shading-value="0" style:font-weight-asian="bold" style:font-weight-complex="bold"/>
    </style:style>
    <style:style style:name="T89" style:family="text">
      <style:text-properties officeooo:rsid="005a0394"/>
    </style:style>
    <style:style style:name="T90" style:family="text">
      <style:text-properties officeooo:rsid="005af588"/>
    </style:style>
    <style:style style:name="T91" style:family="text">
      <style:text-properties fo:color="#a31515" loext:opacity="100%" style:font-name="Droid Sans Mono" fo:font-size="9.60000038146973pt" fo:background-color="#ffffff" loext:char-shading-value="0"/>
    </style:style>
    <style:style style:name="T92" style:family="text">
      <style:text-properties style:use-window-font-color="true" loext:opacity="0%" style:font-name="Droid Sans Mono" fo:font-size="9.60000038146973pt" fo:background-color="#ffffff" loext:char-shading-value="0"/>
    </style:style>
    <style:style style:name="T93" style:family="text">
      <style:text-properties style:use-window-font-color="true" loext:opacity="0%" style:font-name="Droid Sans Mono" fo:font-size="9.60000038146973pt" fo:font-weight="bold" fo:background-color="#ffffff" loext:char-shading-value="0" style:font-weight-asian="bold" style:font-weight-complex="bold"/>
    </style:style>
    <style:style style:name="T94" style:family="text">
      <style:text-properties style:use-window-font-color="true" loext:opacity="0%" fo:background-color="#ffffff" loext:char-shading-value="0"/>
    </style:style>
    <style:style style:name="T95" style:family="text">
      <style:text-properties style:use-window-font-color="true" loext:opacity="0%" officeooo:rsid="00d91fb7" fo:background-color="#ffffff" loext:char-shading-value="0"/>
    </style:style>
    <style:style style:name="T96" style:family="text">
      <style:text-properties style:use-window-font-color="true" loext:opacity="0%" fo:font-weight="bold" fo:background-color="#ffffff" loext:char-shading-value="0" style:font-weight-asian="bold" style:font-weight-complex="bold"/>
    </style:style>
    <style:style style:name="T97" style:family="text">
      <style:text-properties style:use-window-font-color="true" loext:opacity="0%" fo:font-weight="bold" officeooo:rsid="00d91fb7" fo:background-color="#ffffff" loext:char-shading-value="0" style:font-weight-asian="bold" style:font-weight-complex="bold"/>
    </style:style>
    <style:style style:name="T98" style:family="text">
      <style:text-properties officeooo:rsid="006d12ff"/>
    </style:style>
    <style:style style:name="T99" style:family="text">
      <style:text-properties officeooo:rsid="006e97de"/>
    </style:style>
    <style:style style:name="T100" style:family="text">
      <style:text-properties officeooo:rsid="006ff84a"/>
    </style:style>
    <style:style style:name="T101" style:family="text">
      <style:text-properties officeooo:rsid="00702391"/>
    </style:style>
    <style:style style:name="T102" style:family="text">
      <style:text-properties officeooo:rsid="0071031f"/>
    </style:style>
    <style:style style:name="T103" style:family="text">
      <style:text-properties officeooo:rsid="00250a77"/>
    </style:style>
    <style:style style:name="T104" style:family="text">
      <style:text-properties officeooo:rsid="00724c3b"/>
    </style:style>
    <style:style style:name="T105" style:family="text">
      <style:text-properties officeooo:rsid="00773c1b"/>
    </style:style>
    <style:style style:name="T106" style:family="text">
      <style:text-properties fo:color="#795e26" loext:opacity="100%"/>
    </style:style>
    <style:style style:name="T107" style:family="text">
      <style:text-properties officeooo:rsid="0104098f" style:font-weight-asian="normal" style:font-weight-complex="normal"/>
    </style:style>
    <style:style style:name="T108" style:family="text">
      <style:text-properties officeooo:rsid="00be906b" style:font-weight-asian="normal" style:font-weight-complex="normal"/>
    </style:style>
    <style:style style:name="T109" style:family="text">
      <style:text-properties fo:font-variant="normal" fo:text-transform="none" fo:letter-spacing="normal" fo:language="bg" fo:country="BG" fo:font-style="normal" officeooo:rsid="01030cd2" fo:background-color="#ffffff" loext:char-shading-value="0"/>
    </style:style>
    <style:style style:name="T110" style:family="text">
      <style:text-properties fo:font-variant="normal" fo:text-transform="none" fo:letter-spacing="normal" fo:language="bg" fo:country="BG" fo:font-style="normal" fo:font-weight="bold" officeooo:rsid="01030cd2" fo:background-color="#ffffff" loext:char-shading-value="0" style:font-weight-asian="bold" style:font-weight-complex="bold"/>
    </style:style>
    <style:style style:name="T111" style:family="text">
      <style:text-properties fo:font-variant="normal" fo:text-transform="none" fo:color="#000000" loext:opacity="100%" style:font-name="Droid Sans Mono" fo:font-size="9.60000038146973pt" fo:letter-spacing="normal" fo:font-style="normal" officeooo:rsid="00856cd6" fo:background-color="#ffffff" loext:char-shading-value="0" style:font-weight-asian="bold" style:font-weight-complex="bold"/>
    </style:style>
    <style:style style:name="T112" style:family="text">
      <style:text-properties fo:font-variant="normal" fo:text-transform="none" fo:color="#000000" loext:opacity="100%" style:font-name="Droid Sans Mono" fo:font-size="9.60000038146973pt" fo:letter-spacing="normal" fo:font-style="normal" officeooo:rsid="0085d565" fo:background-color="#ffffff" loext:char-shading-value="0" style:font-weight-asian="bold" style:font-weight-complex="bold"/>
    </style:style>
    <style:style style:name="T113" style:family="text">
      <style:text-properties fo:font-variant="normal" fo:text-transform="none" fo:color="#000000" loext:opacity="100%" style:font-name="Droid Sans Mono" fo:font-size="9.60000038146973pt" fo:letter-spacing="normal" fo:font-style="normal" officeooo:rsid="009731b9" fo:background-color="#ffffff" loext:char-shading-value="0" style:font-weight-asian="bold" style:font-weight-complex="bold"/>
    </style:style>
    <style:style style:name="T114" style:family="text">
      <style:text-properties officeooo:rsid="00900dfd"/>
    </style:style>
    <style:style style:name="T115" style:family="text">
      <style:text-properties officeooo:rsid="0095a5e4"/>
    </style:style>
    <style:style style:name="T116" style:family="text">
      <style:text-properties officeooo:rsid="0095e4e3"/>
    </style:style>
    <style:style style:name="T117" style:family="text">
      <style:text-properties officeooo:rsid="009731b9"/>
    </style:style>
    <style:style style:name="T118" style:family="text">
      <style:text-properties officeooo:rsid="0097434e"/>
    </style:style>
    <style:style style:name="T119" style:family="text">
      <style:text-properties officeooo:rsid="00982407"/>
    </style:style>
    <style:style style:name="T120" style:family="text">
      <style:text-properties officeooo:rsid="009a28f8"/>
    </style:style>
    <style:style style:name="T121" style:family="text">
      <style:text-properties officeooo:rsid="009ccc70"/>
    </style:style>
    <style:style style:name="T122" style:family="text">
      <style:text-properties officeooo:rsid="009e1413"/>
    </style:style>
    <style:style style:name="T123" style:family="text">
      <style:text-properties officeooo:rsid="00a20b42"/>
    </style:style>
    <style:style style:name="T124" style:family="text">
      <style:text-properties officeooo:rsid="00b26a12"/>
    </style:style>
    <style:style style:name="T125" style:family="text">
      <style:text-properties officeooo:rsid="00c8a8db"/>
    </style:style>
    <style:style style:name="T126" style:family="text">
      <style:text-properties officeooo:rsid="00d0128e"/>
    </style:style>
    <style:style style:name="T127" style:family="text">
      <style:text-properties officeooo:rsid="00d16f42"/>
    </style:style>
    <style:style style:name="T128" style:family="text">
      <style:text-properties officeooo:rsid="00d1a954"/>
    </style:style>
    <style:style style:name="T129" style:family="text">
      <style:text-properties officeooo:rsid="00d569b6"/>
    </style:style>
    <style:style style:name="T130" style:family="text">
      <style:text-properties officeooo:rsid="00d91fb7"/>
    </style:style>
    <style:style style:name="T131" style:family="text">
      <style:text-properties officeooo:rsid="00dabac2"/>
    </style:style>
    <style:style style:name="T132" style:family="text">
      <style:text-properties officeooo:rsid="00dc7f35"/>
    </style:style>
    <style:style style:name="T133" style:family="text">
      <style:text-properties officeooo:rsid="00e42515"/>
    </style:style>
    <style:style style:name="T134" style:family="text">
      <style:text-properties officeooo:rsid="00f953f2"/>
    </style:style>
    <style:style style:name="T135" style:family="text">
      <style:text-properties officeooo:rsid="00feffbe"/>
    </style:style>
    <style:style style:name="T136" style:family="text">
      <style:text-properties officeooo:rsid="0109bf1d"/>
    </style:style>
    <style:style style:name="T137" style:family="text">
      <style:text-properties officeooo:rsid="010b416a"/>
    </style:style>
    <style:style style:name="T138" style:family="text">
      <style:text-properties officeooo:rsid="010c9175"/>
    </style:style>
    <style:style style:name="T139" style:family="text">
      <style:text-properties fo:language="bg" fo:country="BG"/>
    </style:style>
    <style:style style:name="T140" style:family="text">
      <style:text-properties fo:language="bg" fo:country="BG" officeooo:rsid="00cf08d7"/>
    </style:style>
    <style:style style:name="T141" style:family="text">
      <style:text-properties fo:language="bg" fo:country="BG" fo:font-weight="normal" officeooo:rsid="00cf08d7" style:font-weight-asian="normal" style:font-weight-complex="normal"/>
    </style:style>
    <style:style style:name="T142" style:family="text">
      <style:text-properties fo:language="bg" fo:country="BG" fo:font-weight="normal" officeooo:rsid="003949b2" style:font-weight-asian="normal" style:font-weight-complex="normal"/>
    </style:style>
    <style:style style:name="T143" style:family="text">
      <style:text-properties fo:language="bg" fo:country="BG" fo:font-weight="normal" officeooo:rsid="0068b15e" style:font-weight-asian="normal" style:font-weight-complex="normal"/>
    </style:style>
    <style:style style:name="T144" style:family="text">
      <style:text-properties fo:language="bg" fo:country="BG" fo:font-weight="normal" officeooo:rsid="00105cb5" style:font-weight-asian="normal" style:font-weight-complex="normal"/>
    </style:style>
    <style:style style:name="T145" style:family="text">
      <style:text-properties fo:language="bg" fo:country="BG" fo:font-weight="normal" officeooo:rsid="00109df8" style:font-weight-asian="normal" style:font-weight-complex="normal"/>
    </style:style>
    <style:style style:name="T146" style:family="text">
      <style:text-properties fo:language="bg" fo:country="BG" fo:font-weight="normal" officeooo:rsid="0029ad49" style:font-weight-asian="normal" style:font-weight-complex="normal"/>
    </style:style>
    <style:style style:name="T147" style:family="text">
      <style:text-properties fo:language="bg" fo:country="BG" fo:font-weight="normal" officeooo:rsid="001b0737" style:font-weight-asian="normal" style:font-weight-complex="normal"/>
    </style:style>
    <style:style style:name="T148" style:family="text">
      <style:text-properties fo:language="bg" fo:country="BG" fo:font-weight="normal" officeooo:rsid="00161b1a" style:font-weight-asian="normal" style:font-weight-complex="normal"/>
    </style:style>
    <style:style style:name="T149" style:family="text">
      <style:text-properties fo:language="bg" fo:country="BG" fo:font-weight="normal" officeooo:rsid="001920dc" style:font-weight-asian="normal" style:font-weight-complex="normal"/>
    </style:style>
    <style:style style:name="T150" style:family="text">
      <style:text-properties fo:language="bg" fo:country="BG" fo:font-weight="normal" officeooo:rsid="00e42515" style:font-weight-asian="normal" style:font-weight-complex="normal"/>
    </style:style>
    <style:style style:name="T151" style:family="text">
      <style:text-properties fo:language="bg" fo:country="BG" officeooo:rsid="001d3977"/>
    </style:style>
    <style:style style:name="T152" style:family="text">
      <style:text-properties fo:language="bg" fo:country="BG" officeooo:rsid="00161b1a"/>
    </style:style>
    <style:style style:name="T153" style:family="text">
      <style:text-properties fo:language="bg" fo:country="BG" fo:font-weight="bold" style:font-weight-asian="bold" style:font-weight-complex="bold"/>
    </style:style>
    <style:style style:name="T154" style:family="text">
      <style:text-properties fo:language="bg" fo:country="BG" fo:font-weight="bold" officeooo:rsid="0031efa5" style:font-weight-asian="bold" style:font-weight-complex="bold"/>
    </style:style>
    <style:style style:name="T155" style:family="text">
      <style:text-properties fo:language="bg" fo:country="BG" fo:font-weight="bold" officeooo:rsid="00327bb6" style:font-weight-asian="bold" style:font-weight-complex="bold"/>
    </style:style>
    <style:style style:name="T156" style:family="text">
      <style:text-properties fo:language="bg" fo:country="BG" fo:font-weight="bold" officeooo:rsid="003949b2" style:font-weight-asian="bold" style:font-weight-complex="bold"/>
    </style:style>
    <style:style style:name="T157" style:family="text">
      <style:text-properties fo:language="bg" fo:country="BG" fo:font-weight="bold" officeooo:rsid="00724c3b" style:font-weight-asian="bold" style:font-weight-complex="bold"/>
    </style:style>
    <style:style style:name="T158" style:family="text">
      <style:text-properties fo:language="bg" fo:country="BG" fo:font-weight="bold" officeooo:rsid="003b9783" style:font-weight-asian="bold" style:font-weight-complex="bold"/>
    </style:style>
    <style:style style:name="T159" style:family="text">
      <style:text-properties fo:language="bg" fo:country="BG" fo:font-weight="bold" officeooo:rsid="008431ae" fo:background-color="#ffffff" loext:char-shading-value="0" style:font-weight-asian="bold" style:font-weight-complex="bold"/>
    </style:style>
    <style:style style:name="T160" style:family="text">
      <style:text-properties fo:language="bg" fo:country="BG" fo:font-weight="bold" officeooo:rsid="0082a62e" fo:background-color="#ffffff" loext:char-shading-value="0" style:font-weight-asian="bold" style:font-weight-complex="bold"/>
    </style:style>
    <style:style style:name="T161" style:family="text">
      <style:text-properties fo:language="bg" fo:country="BG" officeooo:rsid="0031efa5"/>
    </style:style>
    <style:style style:name="T162" style:family="text">
      <style:text-properties fo:language="bg" fo:country="BG" officeooo:rsid="0033f1aa"/>
    </style:style>
    <style:style style:name="T163" style:family="text">
      <style:text-properties fo:language="bg" fo:country="BG" officeooo:rsid="00327bb6"/>
    </style:style>
    <style:style style:name="T164" style:family="text">
      <style:text-properties fo:language="bg" fo:country="BG" officeooo:rsid="00d16f42"/>
    </style:style>
    <style:style style:name="T165" style:family="text">
      <style:text-properties fo:language="bg" fo:country="BG" officeooo:rsid="0035dfda"/>
    </style:style>
    <style:style style:name="T166" style:family="text">
      <style:text-properties fo:language="bg" fo:country="BG" officeooo:rsid="0044a644"/>
    </style:style>
    <style:style style:name="T167" style:family="text">
      <style:text-properties fo:language="bg" fo:country="BG" officeooo:rsid="003949b2"/>
    </style:style>
    <style:style style:name="T168" style:family="text">
      <style:text-properties fo:language="bg" fo:country="BG" officeooo:rsid="00a1079a"/>
    </style:style>
    <style:style style:name="T169" style:family="text">
      <style:text-properties fo:language="bg" fo:country="BG" officeooo:rsid="003a0bd5"/>
    </style:style>
    <style:style style:name="T170" style:family="text">
      <style:text-properties fo:language="bg" fo:country="BG" officeooo:rsid="00a20b42"/>
    </style:style>
    <style:style style:name="T171" style:family="text">
      <style:text-properties fo:language="bg" fo:country="BG" officeooo:rsid="007301d8"/>
    </style:style>
    <style:style style:name="T172" style:family="text">
      <style:text-properties fo:language="bg" fo:country="BG" officeooo:rsid="003b9783"/>
    </style:style>
    <style:style style:name="T173" style:family="text">
      <style:text-properties fo:language="bg" fo:country="BG" officeooo:rsid="009731b9"/>
    </style:style>
    <style:style style:name="T174" style:family="text">
      <style:text-properties fo:language="bg" fo:country="BG" officeooo:rsid="00d1dda4"/>
    </style:style>
    <style:style style:name="T175" style:family="text">
      <style:text-properties fo:language="bg" fo:country="BG" officeooo:rsid="00d19ca8"/>
    </style:style>
    <style:style style:name="T176" style:family="text">
      <style:text-properties fo:language="bg" fo:country="BG" officeooo:rsid="00d1a954"/>
    </style:style>
    <style:style style:name="T177" style:family="text">
      <style:text-properties fo:language="bg" fo:country="BG" officeooo:rsid="0060c79e"/>
    </style:style>
    <style:style style:name="T178" style:family="text">
      <style:text-properties fo:language="bg" fo:country="BG" officeooo:rsid="00f953f2" fo:background-color="#ffffff" loext:char-shading-value="0"/>
    </style:style>
    <style:style style:name="T179" style:family="text">
      <style:text-properties fo:language="bg" fo:country="BG" officeooo:rsid="0082a62e" fo:background-color="#ffffff" loext:char-shading-value="0"/>
    </style:style>
    <style:style style:name="T180" style:family="text">
      <style:text-properties fo:language="bg" fo:country="BG" officeooo:rsid="008431ae" fo:background-color="#ffffff" loext:char-shading-value="0"/>
    </style:style>
    <style:style style:name="T181" style:family="text">
      <style:text-properties fo:language="bg" fo:country="BG" officeooo:rsid="0085d565" fo:background-color="#ffffff" loext:char-shading-value="0"/>
    </style:style>
    <style:style style:name="T182" style:family="text">
      <style:text-properties fo:language="bg" fo:country="BG" officeooo:rsid="00b8841d" fo:background-color="#ffffff" loext:char-shading-value="0"/>
    </style:style>
    <style:style style:name="T183" style:family="text">
      <style:text-properties fo:language="bg" fo:country="BG" officeooo:rsid="01120542" style:font-size-asian="12pt" style:font-weight-asian="normal" style:font-size-complex="12pt" style:font-weight-complex="normal"/>
    </style:style>
    <style:style style:name="T184" style:family="text">
      <style:text-properties officeooo:rsid="01120542"/>
    </style:style>
    <style:style style:name="T185" style:family="text">
      <style:text-properties officeooo:rsid="01158481"/>
    </style:style>
    <style:style style:name="T186" style:family="text">
      <style:text-properties officeooo:rsid="01186ebb"/>
    </style:style>
    <style:style style:name="T187" style:family="text">
      <style:text-properties officeooo:rsid="01190388"/>
    </style:style>
    <style:style style:name="T188" style:family="text">
      <style:text-properties officeooo:rsid="011ba4a8"/>
    </style:style>
    <style:style style:name="T189" style:family="text">
      <style:text-properties officeooo:rsid="012056d1"/>
    </style:style>
    <style:style style:name="T190" style:family="text">
      <style:text-properties style:font-name="Liberation Serif" fo:font-size="12pt" fo:language="bg" fo:country="BG" fo:font-weight="normal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style:font-size-asian="12pt" style:font-size-complex="12pt"/>
    </style:style>
    <style:style style:name="T192" style:family="text">
      <style:text-properties officeooo:rsid="0122e184"/>
    </style:style>
    <style:style style:name="T193" style:family="text">
      <style:text-properties officeooo:rsid="012831d5"/>
    </style:style>
    <style:style style:name="T194" style:family="text">
      <style:text-properties style:font-size-asian="12pt" style:font-size-complex="12pt"/>
    </style:style>
    <style:style style:name="T195" style:family="text">
      <style:text-properties officeooo:rsid="012a4c0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ъдържание</text:p>
          </text:index-title>
          <text:p text:style-name="P122"><text:a xlink:type="simple" xlink:href="#__RefHeading___Toc3701_576220590" text:style-name="Index_20_Link" text:visited-style-name="Index_20_Link">Въведение<text:tab/>2</text:a></text:p>
          <text:p text:style-name="P122"><text:a xlink:type="simple" xlink:href="#__RefHeading___Toc3703_576220590" text:style-name="Index_20_Link" text:visited-style-name="Index_20_Link">Коментар на интерфейса<text:tab/>2</text:a></text:p>
          <text:p text:style-name="P122"><text:a xlink:type="simple" xlink:href="#__RefHeading___Toc3705_576220590" text:style-name="Index_20_Link" text:visited-style-name="Index_20_Link">Организация на проекта<text:tab/>3</text:a></text:p>
          <text:p text:style-name="P122"><text:a xlink:type="simple" xlink:href="#__RefHeading___Toc3707_576220590" text:style-name="Index_20_Link" text:visited-style-name="Index_20_Link">Подпроект epayd<text:tab/>4</text:a></text:p>
          <text:p text:style-name="P123"><text:a xlink:type="simple" xlink:href="#__RefHeading___Toc3709_576220590" text:style-name="Index_20_Link" text:visited-style-name="Index_20_Link">Приложение _core<text:tab/>5</text:a></text:p>
          <text:p text:style-name="P123"><text:a xlink:type="simple" xlink:href="#__RefHeading___Toc3711_576220590" text:style-name="Index_20_Link" text:visited-style-name="Index_20_Link">Приложение epay<text:tab/>6</text:a></text:p>
          <text:p text:style-name="P122"><text:a xlink:type="simple" xlink:href="#__RefHeading___Toc3713_576220590" text:style-name="Index_20_Link" text:visited-style-name="Index_20_Link">Подпроект epayr<text:tab/>7</text:a></text:p>
          <text:p text:style-name="P122"><text:a xlink:type="simple" xlink:href="#__RefHeading___Toc3715_576220590" text:style-name="Index_20_Link" text:visited-style-name="Index_20_Link">Заключение<text:tab/>8</text:a></text:p>
        </text:index-body>
      </text:table-of-content>
      <text:p text:style-name="P60"/>
      <text:h text:style-name="P130" text:outline-level="1"><text:bookmark-start text:name="__RefHeading___Toc3701_576220590"/>Въведение<text:bookmark-end text:name="__RefHeading___Toc3701_576220590"/></text:h>
      <text:p text:style-name="P61"/>
      <text:p text:style-name="P2"><text:span text:style-name="T140">EpayRD</text:span><text:span text:style-name="T141"> е опитен проект за тестване на връзка на <text:s/></text:span><text:a xlink:type="simple" xlink:href="https://reactjs.org/" text:style-name="Internet_20_link" text:visited-style-name="Visited_20_Internet_20_Link"><text:span text:style-name="T142">React</text:span></text:a><text:span text:style-name="T151"> </text:span><text:span text:style-name="T143">-</text:span><text:span text:style-name="T151"> </text:span><text:a xlink:type="simple" xlink:href="https://www.django-rest-framework.org/" text:style-name="Internet_20_link" text:visited-style-name="Visited_20_Internet_20_Link"><text:span text:style-name="T142">Django REST</text:span></text:a><text:span text:style-name="T142"> </text:span><text:span text:style-name="T141">приложение с </text:span><text:a xlink:type="simple" xlink:href="http://www.epay.bg/" text:style-name="Internet_20_link" text:visited-style-name="Visited_20_Internet_20_Link"><text:span text:style-name="T144">Epay</text:span></text:a><text:span text:style-name="T144">.</text:span></text:p>
      <text:p text:style-name="P63"><text:span text:style-name="T2">Т</text:span><text:span text:style-name="T1">ой може да бъде полезен като ръководство за програмисти на </text:span>React<text:span text:style-name="T1"> и </text:span>Django<text:span text:style-name="T1">, които се нуждаят от подобна функционалност.</text:span></text:p>
      <text:p text:style-name="P1"><text:a xlink:type="simple" xlink:href="http://www.epay.bg/" text:style-name="Internet_20_link" text:visited-style-name="Visited_20_Internet_20_Link"><text:span text:style-name="T144"/></text:a></text:p>
      <text:p text:style-name="P1"><text:span text:style-name="T140">Epay</text:span><text:span text:style-name="T144"> е популярна в България разплащателна система, поради което е важна за местния пазар. </text:span><text:span text:style-name="T145">Тя предоставя интерфейс към външни </text:span><text:span text:style-name="T146"><text:s/>програми</text:span><text:span text:style-name="T145"> и </text:span><text:a xlink:type="simple" xlink:href="https://www.epay.bg/v3main/front?p=mrcs_tech" text:style-name="Internet_20_link" text:visited-style-name="Visited_20_Internet_20_Link"><text:span text:style-name="T145">техническа документация</text:span></text:a><text:span text:style-name="T145"> за ползването му. </text:span><text:span text:style-name="T147">Включени са</text:span><text:span text:style-name="T148"> примери с </text:span><text:span text:style-name="T152">PHP</text:span><text:span text:style-name="T148"> и </text:span><text:span text:style-name="T152">Perl</text:span><text:span text:style-name="T148">. </text:span><text:span text:style-name="T149">Интерфейсът има особености, типични за времето, когато е бил първоначално създаден. </text:span></text:p>
      <text:p text:style-name="P72"/>
      <text:p text:style-name="P60"><text:span text:style-name="T10">Н</text:span><text:span text:style-name="T1">астоящият проект се фокусира въру връзката с </text:span>Epay<text:span text:style-name="T1">. Извън неговия обхват остават </text:span><text:span text:style-name="T3">въпроси свързани </text:span><text:span text:style-name="T4">със стандартни мерки за сигурност</text:span><text:span text:style-name="T25">, с валидация на данните</text:span><text:span text:style-name="T4"> </text:span><text:span text:style-name="T1">и</text:span><text:span text:style-name="T4"> </text:span><text:span text:style-name="T11">с интегриране на </text:span><text:span text:style-name="T100">React</text:span><text:span text:style-name="T11"> и </text:span><text:span text:style-name="T100">Django.</text:span></text:p>
      <text:p text:style-name="P73"/>
      <text:p text:style-name="P64"><text:span text:style-name="T17">Проектът включва пример</text:span><text:span text:style-name="T1"> на създаване на заявка за плащане от регистриран търговец към регистриран потребител.</text:span></text:p>
      <text:p text:style-name="P74"/>
      <text:p text:style-name="P62"><text:span text:style-name="T17">Кодът </text:span><text:span text:style-name="T5">е създаден и тестван в </text:span><text:span text:style-name="T103">Linux</text:span><text:span text:style-name="T5"> среда </text:span><text:span text:style-name="T17">с </text:span><text:span text:style-name="T126">Python </text:span><text:span text:style-name="T127">3.10.6</text:span><text:span text:style-name="T18">.</text:span><text:span text:style-name="T5"> </text:span></text:p>
      <text:p text:style-name="P75"/>
      <text:p text:style-name="P75"/>
      <text:h text:style-name="Heading_20_1" text:outline-level="1"><text:bookmark-start text:name="__RefHeading___Toc3703_576220590"/>Коментар на интерфейса<text:bookmark-end text:name="__RefHeading___Toc3703_576220590"/></text:h>
      <text:p text:style-name="P65"/>
      <text:p text:style-name="P3"><text:span text:style-name="T139">Разработчиците на приложения </text:span><text:a xlink:type="simple" xlink:href="http://demo.epay.bg/" text:style-name="Internet_20_link" text:visited-style-name="Visited_20_Internet_20_Link"><text:span text:style-name="T139">регистрират</text:span></text:a><text:span text:style-name="T139"> примерен търговец и примерен клиент.</text:span></text:p>
      <text:p text:style-name="P77">Примерният търговец полу<text:span text:style-name="T114">ч</text:span>ава:</text:p>
      <text:p text:style-name="P77"/>
      <text:list xml:id="list2811579099" text:style-name="L1">
        <text:list-item>
          <text:p text:style-name="P131">Идентификационен номер на търговец (MIN) <text:span text:style-name="T29">и</text:span></text:p>
        </text:list-item>
        <text:list-item>
          <text:p text:style-name="P131">секретната дума <text:span text:style-name="T29">(secret)</text:span></text:p>
        </text:list-item>
      </text:list>
      <text:p text:style-name="P77"/>
      <text:p text:style-name="P76"><text:span text:style-name="T30">З</text:span><text:span text:style-name="T27">аявката за плащане трябва да съдържа няколко реквизита. Те са:</text:span></text:p>
      <text:p text:style-name="P76"/>
      <text:list xml:id="list2350974653" text:style-name="L2">
        <text:list-item>
          <text:p text:style-name="P132">Идентификационен номер на търговец (MIN)</text:p>
        </text:list-item>
        <text:list-item>
          <text:p text:style-name="P132">Номер на фактура (INVOICE - само цифри)</text:p>
        </text:list-item>
        <text:list-item>
          <text:p text:style-name="P132">Сума (AMOUNT)</text:p>
        </text:list-item>
        <text:list-item>
          <text:p text:style-name="P133">Крайно време за валидност (EXP_TIME)</text:p>
        </text:list-item>
      </text:list>
      <text:p text:style-name="P78"/>
      <text:p text:style-name="P78"><text:span text:style-name="T30">Също така</text:span> могат да се попълнят <text:span text:style-name="T132">и </text:span>допълнителни полета <text:span text:style-name="T31">като</text:span> описание, вид валута, <text:span text:style-name="T28">обратна връзка при усешно плащане и др. В </text:span><text:span text:style-name="T127">настоящия</text:span><text:span text:style-name="T28"> проект </text:span><text:span text:style-name="T127">с</text:span><text:span text:style-name="T28">е ползва</text:span><text:span text:style-name="T127">т</text:span><text:span text:style-name="T28">:</text:span></text:p>
      <text:p text:style-name="P78"/>
      <text:list xml:id="list2364768864" text:style-name="L3">
        <text:list-item>
          <text:p text:style-name="P134">описание (DESCR) и</text:p>
        </text:list-item>
        <text:list-item>
          <text:p text:style-name="P134">кодова таблица за описанието (ENCODING)</text:p>
        </text:list-item>
      </text:list>
      <text:p text:style-name="P79"/>
      <text:p text:style-name="P79"/>
      <text:p text:style-name="P79"/>
      <text:p text:style-name="P79"/>
      <text:p text:style-name="P79"/>
      <text:p text:style-name="P80"><text:soft-page-break/>След като приложението е подготвило необходимата информация, то трябва да произведе многоредов низ <text:span text:style-name="T33">(</text:span><text:span text:style-name="T40">data</text:span><text:span text:style-name="T33">)</text:span>, който <text:span text:style-name="T98">изглежда по следния начин</text:span>:</text:p>
      <text:p text:style-name="P80"/>
      <text:p text:style-name="P81">MIN=D460900632</text:p>
      <text:p text:style-name="P81">INVOICE=<text:span text:style-name="T32">0010000003</text:span> <text:s text:c="4"/></text:p>
      <text:p text:style-name="P81">AMOUNT=22.80 <text:s text:c="6"/></text:p>
      <text:p text:style-name="P81">EXP_TIME=21.09.2022 18:13:30</text:p>
      <text:p text:style-name="P81">DESCR=Test <text:s text:c="9"/></text:p>
      <text:p text:style-name="P81">ENCODING=utf-8 <text:s text:c="2"/></text:p>
      <text:p text:style-name="P81"/>
      <text:p text:style-name="P82"><text:span text:style-name="T102">За да се подаде з</text:span>аявка <text:span text:style-name="T102">към </text:span><text:span text:style-name="T43">Epay</text:span><text:span text:style-name="T102"> </text:span>следва да се извършват следните действия:</text:p>
      <text:list xml:id="list1835506727" text:style-name="L4">
        <text:list-item>
          <text:p text:style-name="P136"><text:span text:style-name="T153">data</text:span><text:span text:style-name="T139"> </text:span><text:span text:style-name="T161">се кодира с </text:span><text:span text:style-name="T154">base64</text:span><text:span text:style-name="T161">, съгласно </text:span><text:a xlink:type="simple" xlink:href="https://datatracker.ietf.org/doc/html/rfc3548" text:style-name="Internet_20_link" text:visited-style-name="Visited_20_Internet_20_Link"><text:span text:style-name="T161">RFC 3548</text:span></text:a><text:span text:style-name="T161"> при EOL=''. </text:span><text:span text:style-name="T162">Резултатът е едноредов низ, който ще наречем <text:s/></text:span><text:span text:style-name="T155">ENCODING</text:span><text:span text:style-name="T163">.</text:span></text:p>
        </text:list-item>
        <text:list-item>
          <text:p text:style-name="P136"><text:span text:style-name="T155">ENCODING</text:span><text:span text:style-name="T163"> </text:span><text:span text:style-name="T162">се хешира с </text:span><text:a xlink:type="simple" xlink:href="https://en.wikipedia.org/wiki/HMAC" text:style-name="Internet_20_link" text:visited-style-name="Visited_20_Internet_20_Link"><text:span text:style-name="T162">HMAC</text:span></text:a><text:span text:style-name="T162"> с </text:span><text:span text:style-name="T139">алгоритъм </text:span><text:a xlink:type="simple" xlink:href="https://en.wikipedia.org/wiki/SHA-1" text:style-name="Internet_20_link" text:visited-style-name="Visited_20_Internet_20_Link"><text:span text:style-name="T139">SHA-1</text:span></text:a><text:span text:style-name="T139"> </text:span><text:span text:style-name="T164">като се ползва</text:span><text:span text:style-name="T139"> секретната дума на търговеца.</text:span></text:p>
        </text:list-item>
      </text:list>
      <text:p text:style-name="P84"><text:tab/><text:span text:style-name="T98">Оз</text:span><text:span text:style-name="T99">н</text:span><text:span text:style-name="T98">ачаваме резултат</text:span><text:span text:style-name="T101">а</text:span><text:span text:style-name="T98"> с <text:s/></text:span><text:span text:style-name="T42">CHECKSUM</text:span><text:span text:style-name="T34">.</text:span></text:p>
      <text:list xml:id="list190409364558473" text:continue-numbering="true" text:style-name="L4">
        <text:list-item>
          <text:p text:style-name="P135">Съставя се форма<text:span text:style-name="T34">, която има следния вид:</text:span></text:p>
        </text:list-item>
      </text:list>
      <text:p text:style-name="P85"/>
      <text:p text:style-name="P86">&lt;form action="https://www.epay.bg/" method=post&gt;</text:p>
      <text:p text:style-name="P86"><text:s text:c="5"/>&lt;input type=hidden name=PAGE value="paylogin"&gt;</text:p>
      <text:p text:style-name="P86"><text:s text:c="5"/>&lt;input type=hidden name=ENCODED value="[<text:span text:style-name="T35">ENCODED</text:span>]"&gt;</text:p>
      <text:p text:style-name="P86"><text:s text:c="5"/>&lt;input type=hidden name=CHECKSUM value="[<text:span text:style-name="T35">CHECKSUM</text:span>]"&gt;</text:p>
      <text:p text:style-name="P86"><text:s text:c="5"/>&lt;input type=submit&gt;</text:p>
      <text:p text:style-name="P86">&lt;/form&gt;</text:p>
      <text:p text:style-name="P83"><text:tab/></text:p>
      <text:p text:style-name="P87">На етап разработка и тестване <text:span text:style-name="T99">във формата </text:span>се <text:span text:style-name="T127">подава</text:span>:</text:p>
      <text:p text:style-name="P87"/>
      <text:p text:style-name="P4"><text:span text:style-name="T139"><text:tab/></text:span><text:span text:style-name="T165">action="</text:span><text:a xlink:type="simple" xlink:href="https://demo.epay.bg/" text:style-name="Internet_20_link" text:visited-style-name="Visited_20_Internet_20_Link"><text:span text:style-name="T165">https://</text:span></text:a><text:a xlink:type="simple" xlink:href="https://demo.epay.bg/" text:style-name="Internet_20_link" text:visited-style-name="Visited_20_Internet_20_Link"><text:span text:style-name="T139">demo</text:span></text:a><text:a xlink:type="simple" xlink:href="https://demo.epay.bg/" text:style-name="Internet_20_link" text:visited-style-name="Visited_20_Internet_20_Link"><text:span text:style-name="T165">.epay.bg/</text:span></text:a><text:span text:style-name="T165">"</text:span></text:p>
      <text:p text:style-name="P87"/>
      <text:p text:style-name="P87"/>
      <text:p text:style-name="P88"/>
      <text:h text:style-name="Heading_20_1" text:outline-level="1"><text:bookmark-start text:name="__RefHeading___Toc3705_576220590"/><text:span text:style-name="T38">Организация</text:span><text:span text:style-name="T36"> на проекта</text:span><text:tab/><text:bookmark-end text:name="__RefHeading___Toc3705_576220590"/></text:h>
      <text:p text:style-name="P88"/>
      <text:p text:style-name="P6"><text:span text:style-name="T139">Проектът е съвкупност от два под-проекта, които </text:span><text:span text:style-name="T166">следва</text:span><text:span text:style-name="T139"> да работят заедно. Единият е </text:span><text:a xlink:type="simple" xlink:href="https://reactjs.org/" text:style-name="Internet_20_link" text:visited-style-name="Visited_20_Internet_20_Link"><text:span text:style-name="T167">React</text:span></text:a><text:span text:style-name="T156"> </text:span><text:span text:style-name="T167">приложение, което </text:span><text:span text:style-name="T168">е видимо за потребителя</text:span><text:span text:style-name="T167">, </text:span><text:span text:style-name="T166">а </text:span><text:span text:style-name="T167">другият е </text:span><text:a xlink:type="simple" xlink:href="https://www.django-rest-framework.org/" text:style-name="Internet_20_link" text:visited-style-name="Visited_20_Internet_20_Link"><text:span text:style-name="T167">Django REST</text:span></text:a><text:span text:style-name="T167"> </text:span><text:span text:style-name="T169">програма, която </text:span><text:span text:style-name="T170">предоставя услуги</text:span><text:span text:style-name="T169">. </text:span><text:span text:style-name="T171">Ще ги наречем съответно: </text:span><text:span text:style-name="T157">e</text:span><text:span text:style-name="T158">pay</text:span><text:span text:style-name="T157">r</text:span><text:span text:style-name="T172"> и </text:span><text:span text:style-name="T157">e</text:span><text:span text:style-name="T158">pay</text:span><text:span text:style-name="T157">d</text:span><text:span text:style-name="T172">.</text:span></text:p>
      <text:p text:style-name="P89"/>
      <text:p text:style-name="P96">По същество това са две независими програми, които са направени с различни технологии. Те могат както да се интегрират, така и да работят по отделно, <text:span text:style-name="T123">включително на </text:span>различни сървъри. </text:p>
      <text:p text:style-name="P66"/>
      <text:p text:style-name="P90"><text:span text:style-name="T55">е</text:span><text:span text:style-name="T37">pay</text:span><text:span text:style-name="T44">r</text:span><text:span text:style-name="T104"> </text:span><text:span text:style-name="T115">е </text:span><text:span text:style-name="T122">клиента</text:span><text:span text:style-name="T115">, който </text:span><text:span text:style-name="T123">в съответствие с бизнес логиката си </text:span><text:span text:style-name="T115">трябва да подготви необходимите данни за създаване на заявка за плащане. <text:s/></text:span><text:span text:style-name="T55">е</text:span><text:span text:style-name="T37">pay</text:span><text:span text:style-name="T44">d</text:span><text:span text:style-name="T104"> </text:span><text:span text:style-name="T115">е бекенд</text:span><text:span text:style-name="T116">а</text:span><text:span text:style-name="T115">, </text:span><text:span text:style-name="T116">задачата </text:span><text:span text:style-name="T121">на когото е </text:span><text:span text:style-name="T116">да създаде <text:s/></text:span><text:span text:style-name="T47">base64</text:span><text:span text:style-name="T116"> кодиран низ и да го хешира със секрета на търговеца. </text:span></text:p>
      <text:p text:style-name="P90"/>
      <text:p text:style-name="P8"><text:span text:style-name="T139">Двете програми комуникират по </text:span><text:a xlink:type="simple" xlink:href="https://bg.wikipedia.org/wiki/HTTP" text:style-name="Internet_20_link" text:visited-style-name="Visited_20_Internet_20_Link"><text:span text:style-name="T139">HTTP</text:span></text:a><text:span text:style-name="T139">. </text:span><text:span text:style-name="T173">За целта </text:span><text:span text:style-name="T174">е </text:span><text:span text:style-name="T173">дефинира</text:span><text:span text:style-name="T174">н</text:span><text:span text:style-name="T173"> следния интерфейс:</text:span></text:p>
      <text:p text:style-name="P97"/>
      <text:p text:style-name="P97"/>
      <text:p text:style-name="P91"><text:soft-page-break/><text:span text:style-name="T44">E</text:span><text:span text:style-name="T37">pay</text:span><text:span text:style-name="T44">r </text:span><text:span text:style-name="T117">изпраща </text:span><text:span text:style-name="T71">JSON</text:span><text:span text:style-name="T69"> </text:span><text:span text:style-name="T72">POST</text:span><text:span text:style-name="T70"> за</text:span><text:span text:style-name="T69">явка </text:span><text:span text:style-name="T111">със съ</text:span><text:span text:style-name="T112">държание, </text:span><text:span text:style-name="T113">което изглежда по следния начин</text:span><text:span text:style-name="T112">:</text:span></text:p>
      <text:p text:style-name="P67"/>
      <text:p text:style-name="P98">{</text:p>
      <text:p text:style-name="P98"><text:s text:c="4"/>"<text:span text:style-name="T117">MIN</text:span>": "D460900632",</text:p>
      <text:p text:style-name="P98"><text:s text:c="4"/>"<text:span text:style-name="T117">INVOICE</text:span>": "0010000003",</text:p>
      <text:p text:style-name="P98"><text:s text:c="4"/>"<text:span text:style-name="T117">A</text:span><text:span text:style-name="T118">M</text:span><text:span text:style-name="T117">OUNT</text:span>": 22.80,</text:p>
      <text:p text:style-name="P98"><text:s text:c="4"/>"<text:span text:style-name="T135">sec</text:span>": 3600,</text:p>
      <text:p text:style-name="P98"><text:s text:c="4"/>"<text:span text:style-name="T117">DESCR</text:span>": "Test",</text:p>
      <text:p text:style-name="P98"><text:s text:c="4"/>"<text:span text:style-name="T117">ENCODING</text:span>": "utf-8"</text:p>
      <text:p text:style-name="P68">}</text:p>
      <text:p text:style-name="P68"/>
      <text:p text:style-name="P99"><text:span text:style-name="T122">Тук </text:span><text:span text:style-name="T56">sec</text:span> е времето на валидност на заявката в секунди. <text:span text:style-name="T189">С главни букви са въведени параметрите, които са дефинирани от </text:span><text:span text:style-name="T66">Epay</text:span><text:span text:style-name="T189">.</text:span></text:p>
      <text:p text:style-name="P97"/>
      <text:p text:style-name="P92"><text:span text:style-name="T44">E</text:span><text:span text:style-name="T37">pay</text:span><text:span text:style-name="T44">d</text:span><text:span text:style-name="T104"> </text:span><text:span text:style-name="T123">връща</text:span><text:span text:style-name="T119"> отговор</text:span><text:span text:style-name="T120"> </text:span><text:span text:style-name="T122">със </text:span><text:span text:style-name="T67">статус 201</text:span><text:span text:style-name="T122"> и тяло </text:span><text:span text:style-name="T120">от вида:</text:span></text:p>
      <text:p text:style-name="P93"/>
      <text:p text:style-name="P93"/>
      <text:p text:style-name="P19">{</text:p>
      <text:p text:style-name="P20">"ENCODED": "TUlOPUQ0NjA5MDA2MzIKSU5WT0lDRT0wMDEwMDAwMDAzCkFNT1VOVD0yMi44MApFWFBfVElNRT0yMy4xMC4yMDIyIDExOjQzOjI2CkRFU0NSPVRlc3QKRU5DT0RJTkc9dXRmLTgK",</text:p>
      <text:p text:style-name="P20">"CHECKSUM": "8707eab027ac2eb5ffb2f60493c48700e825b114"</text:p>
      <text:p text:style-name="P21">}</text:p>
      <text:p text:style-name="P21"/>
      <text:p text:style-name="P101">В случай на грешка отговорът следва да бъде със статус 400 и тяло от вида:</text:p>
      <text:p text:style-name="P101"/>
      <text:p text:style-name="P101">{</text:p>
      <text:p text:style-name="P119"><text:span text:style-name="T1"><text:tab/>“error”: “</text:span><text:span text:style-name="T13">error note”</text:span><text:span text:style-name="T1"><text:tab/></text:span></text:p>
      <text:p text:style-name="P101">}</text:p>
      <text:p text:style-name="P100"/>
      <text:p text:style-name="P119"><text:span text:style-name="T1">Така дефинфираният интерфейс позволява </text:span><text:span text:style-name="T44">e</text:span><text:span text:style-name="T37">pay</text:span><text:span text:style-name="T44">d</text:span><text:span text:style-name="T12"> </text:span><text:span text:style-name="T1">да обслуж</text:span><text:span text:style-name="T14">ва</text:span><text:span text:style-name="T1"> всякакъв клиент, </text:span><text:span text:style-name="T14">който изпълнява протокола, дори и да не е </text:span><text:span text:style-name="T48">React</text:span><text:span text:style-name="T14"> приложение. Под формата на микросървиз той може да предоставя услугата и на клиенти, които ползват друг бекенд за останалата си </text:span><text:span text:style-name="T15">потребности</text:span><text:span text:style-name="T14">.</text:span></text:p>
      <text:p text:style-name="P95"/>
      <text:p text:style-name="P5"><text:span text:style-name="T153">EpayRD</text:span><text:span text:style-name="T139">. </text:span><text:span text:style-name="T175">е</text:span><text:span text:style-name="T169"> главна </text:span><text:span text:style-name="T175">директория н</text:span><text:span text:style-name="T169">а проекта, </text:span><text:span text:style-name="T176">в която е</text:span><text:span text:style-name="T172"> инициализира</text:span><text:span text:style-name="T176">но</text:span><text:span text:style-name="T172"> </text:span><text:a xlink:type="simple" xlink:href="https://git-scm.com/" text:style-name="Internet_20_link" text:visited-style-name="Visited_20_Internet_20_Link"><text:span text:style-name="T172">GIT</text:span></text:a><text:span text:style-name="T172"> хранилище. </text:span><text:span text:style-name="T176">Д</text:span><text:span text:style-name="T172">вата под-проекта </text:span><text:span text:style-name="T176">са съответно в</text:span><text:span text:style-name="T172"> под-директории: </text:span><text:span text:style-name="T157">e</text:span><text:span text:style-name="T158">pay</text:span><text:span text:style-name="T157">r</text:span><text:span text:style-name="T172"> и </text:span><text:span text:style-name="T157">e</text:span><text:span text:style-name="T158">pay</text:span><text:span text:style-name="T157">d</text:span><text:span text:style-name="T172">.</text:span></text:p>
      <text:p text:style-name="P94"/>
      <text:p text:style-name="P94"/>
      <text:p text:style-name="P94"/>
      <text:h text:style-name="Heading_20_1" text:outline-level="1"><text:bookmark-start text:name="__RefHeading___Toc3707_576220590"/>Подпроект <text:s/><text:span text:style-name="T104">e</text:span><text:span text:style-name="T68">pay</text:span><text:span text:style-name="T104">d</text:span><text:bookmark-end text:name="__RefHeading___Toc3707_576220590"/></text:h>
      <text:p text:style-name="P69"/>
      <text:p text:style-name="P102"><text:span text:style-name="T128">В</text:span> директория <text:s/><text:span text:style-name="T49">e</text:span><text:span text:style-name="T37">pay</text:span><text:span text:style-name="T49">d</text:span><text:span text:style-name="T68">, </text:span><text:span text:style-name="T128">се </text:span>създава <text:span text:style-name="T128">и активира </text:span>виртуална среда за <text:span text:style-name="T35">Python</text:span>:</text:p>
      <text:p text:style-name="P102"/>
      <text:p text:style-name="P102"><text:tab/>virtualenv venv</text:p>
      <text:p text:style-name="P102"/>
      <text:p text:style-name="P102"><text:tab/>source ./venv/bin/activate</text:p>
      <text:p text:style-name="P102"><text:soft-page-break/></text:p>
      <text:p text:style-name="P102"><text:tab/>pip install -r requirements.txt</text:p>
      <text:p text:style-name="P102"/>
      <text:p text:style-name="P103">След това се създава самия <text:span text:style-name="T35">Django</text:span> проект:</text:p>
      <text:p text:style-name="P104"/>
      <text:p text:style-name="P104"><text:tab/>django-admin startproject _core .</text:p>
      <text:p text:style-name="P104"/>
      <text:p text:style-name="P105"><text:tab/>python manage.py startapp <text:span text:style-name="T124">epay</text:span></text:p>
      <text:p text:style-name="P105"/>
      <text:p text:style-name="P70"/>
      <text:p text:style-name="P120"><text:span text:style-name="T35">epayd</text:span> <text:span text:style-name="T1">се състои от две проложения: </text:span><text:span text:style-name="T35">_core</text:span><text:span text:style-name="T1"> и </text:span><text:span text:style-name="T35">epay</text:span><text:span text:style-name="T1">.</text:span></text:p>
      <text:p text:style-name="P107"/>
      <text:h text:style-name="Heading_20_2" text:outline-level="2"><text:bookmark-start text:name="__RefHeading___Toc3709_576220590"/><text:span text:style-name="T54">Приложение </text:span><text:span text:style-name="T50">_</text:span><text:span text:style-name="T53">core</text:span><text:bookmark-end text:name="__RefHeading___Toc3709_576220590"/></text:h>
      <text:p text:style-name="P107"/>
      <text:p text:style-name="P128"><text:span text:style-name="T124">_</text:span><text:span text:style-name="T129">core </text:span><text:span text:style-name="T19">съдържа конфигурацията на системата.</text:span></text:p>
      <text:p text:style-name="P126"/>
      <text:p text:style-name="P129"><text:span text:style-name="T8">В</text:span><text:span text:style-name="T19">ъв файла </text:span><text:span text:style-name="T9"><text:s/></text:span><text:span text:style-name="T39">_core/settings.py </text:span><text:span text:style-name="T19">в</text:span><text:span text:style-name="T9"> </text:span><text:span text:style-name="T39">MIDDLEWARE</text:span><text:span text:style-name="T9"> </text:span><text:span text:style-name="T19">е добавено:</text:span><text:span text:style-name="T9"> </text:span><text:span text:style-name="T86">'corsheaders.middleware.CorsMiddleware':</text:span></text:p>
      <text:p text:style-name="P37"/>
      <text:p text:style-name="P38">MIDDLEWARE = [</text:p>
      <text:p text:style-name="P38"><text:s text:c="4"/>'django.middleware.security.SecurityMiddleware',</text:p>
      <text:p text:style-name="P38"><text:s text:c="4"/>'django.contrib.sessions.middleware.SessionMiddleware',</text:p>
      <text:p text:style-name="P38"><text:s text:c="4"/>'django.middleware.common.CommonMiddleware',</text:p>
      <text:p text:style-name="P38"><text:s text:c="4"/>'django.middleware.csrf.CsrfViewMiddleware',</text:p>
      <text:p text:style-name="P38"><text:s text:c="4"/>'django.contrib.auth.middleware.AuthenticationMiddleware',</text:p>
      <text:p text:style-name="P38"><text:s text:c="4"/>'django.contrib.messages.middleware.MessageMiddleware',</text:p>
      <text:p text:style-name="P38"><text:s text:c="4"/>'django.middleware.clickjacking.XFrameOptionsMiddleware',</text:p>
      <text:p text:style-name="P38"><text:s text:c="4"/><text:span text:style-name="T35">'corsheaders.middleware.CorsMiddleware',</text:span></text:p>
      <text:p text:style-name="P38">]</text:p>
      <text:p text:style-name="P127"/>
      <text:p text:style-name="P7"><text:span text:style-name="T139">Това е необходимо, за да осигурим </text:span><text:a xlink:type="simple" xlink:href="https://developer.mozilla.org/en-US/docs/Web/HTTP/CORS" text:style-name="Internet_20_link" text:visited-style-name="Visited_20_Internet_20_Link"><text:span text:style-name="T139">CORS</text:span></text:a><text:span text:style-name="T139"> функционалност на </text:span><text:span text:style-name="T177">проекта.</text:span></text:p>
      <text:p text:style-name="P108"/>
      <text:p text:style-name="P110">В <text:span text:style-name="T35">INSTALLED_APPS</text:span> <text:span text:style-name="T129">са включени</text:span>: <text:span text:style-name="T35">'rest_framework', 'corsheaders' </text:span>и<text:span text:style-name="T35"> ‘epay’</text:span>:</text:p>
      <text:p text:style-name="P108"/>
      <text:p text:style-name="P109">INSTALLED_APPS = [</text:p>
      <text:p text:style-name="P109"><text:s text:c="4"/>'django.contrib.admin',</text:p>
      <text:p text:style-name="P109"><text:s text:c="4"/>'django.contrib.auth',</text:p>
      <text:p text:style-name="P109"><text:s text:c="4"/>'django.contrib.contenttypes',</text:p>
      <text:p text:style-name="P109"><text:s text:c="4"/>'django.contrib.sessions',</text:p>
      <text:p text:style-name="P109"><text:s text:c="4"/>'django.contrib.messages',</text:p>
      <text:p text:style-name="P109"><text:s text:c="4"/>'django.contrib.staticfiles',</text:p>
      <text:p text:style-name="P109"><text:s text:c="4"/><text:span text:style-name="T35">'rest_framework', </text:span></text:p>
      <text:p text:style-name="P71"><text:s text:c="4"/>'corsheaders',</text:p>
      <text:p text:style-name="P71"><text:s text:c="4"/>'epay',</text:p>
      <text:p text:style-name="P109">]</text:p>
      <text:p text:style-name="P104"><text:tab/><text:tab/></text:p>
      <text:p text:style-name="P111">Промен<text:span text:style-name="T129">ено </text:span>е системното време:</text:p>
      <text:p text:style-name="P104"/>
      <text:p text:style-name="P104"><text:span text:style-name="T91"><text:tab/></text:span><text:span text:style-name="T93">TIME_ZONE</text:span><text:span text:style-name="T92"> = 'Europe/Sofia'</text:span></text:p>
      <text:p text:style-name="P43"><text:soft-page-break/></text:p>
      <text:p text:style-name="P125"><text:span text:style-name="T94">Във файла </text:span><text:span text:style-name="T96">_core/urls.py</text:span><text:span text:style-name="T94"> </text:span><text:span text:style-name="T95">е добавен път към </text:span><text:span text:style-name="T97">epay</text:span><text:span text:style-name="T95">:</text:span></text:p>
      <text:p text:style-name="P45"/>
      <text:p text:style-name="P45"><text:tab/><text:span text:style-name="T191">urlpatterns = [</text:span></text:p>
      <text:p text:style-name="P58"><text:s text:c="3"/><text:tab/><text:tab/>path('admin/', admin.site.urls),</text:p>
      <text:p text:style-name="P50"><text:s text:c="4"/><text:tab/><text:tab/>path('epay/', include('epay.urls')),</text:p>
      <text:p text:style-name="P58"><text:tab/>]</text:p>
      <text:p text:style-name="P59"/>
      <text:p text:style-name="P43"/>
      <text:h text:style-name="Heading_20_2" text:outline-level="2"><text:bookmark-start text:name="__RefHeading___Toc3711_576220590"/>Приложение epay<text:bookmark-end text:name="__RefHeading___Toc3711_576220590"/></text:h>
      <text:p text:style-name="P43"/>
      <text:p text:style-name="P46"><text:span text:style-name="T129">e</text:span><text:span text:style-name="T124">pay</text:span><text:span text:style-name="T89"> </text:span><text:span text:style-name="T6">представлява </text:span><text:span text:style-name="T90">бекенд</text:span><text:span text:style-name="T129">а</text:span><text:span text:style-name="T6">, който работи </text:span><text:span text:style-name="T7">директно с</text:span><text:span text:style-name="T6"> </text:span><text:span text:style-name="T89">React</text:span><text:span text:style-name="T6"> </text:span><text:span text:style-name="T90">фронтенда </text:span><text:span text:style-name="T16">по отношение на разплащанията</text:span><text:span text:style-name="T7">. </text:span><text:span text:style-name="T20">Негова задача също така е да съхранява </text:span><text:span text:style-name="T131">секрета</text:span><text:span text:style-name="T20"> на </text:span><text:span text:style-name="T131">търговеца</text:span><text:span text:style-name="T20">.</text:span></text:p>
      <text:p text:style-name="P51"/>
      <text:p text:style-name="P47"><text:span text:style-name="T16">В</text:span><text:span text:style-name="T1">ъв файла </text:span>epay/models.py<text:span text:style-name="T1"> е дефиниран </text:span></text:p>
      <text:p text:style-name="P52"/>
      <text:p text:style-name="P52"><text:tab/>class Merchant(models.Model):.</text:p>
      <text:p text:style-name="P52"><text:tab/><text:tab/></text:p>
      <text:p text:style-name="P47"><text:span text:style-name="T26">Ч</text:span><text:span text:style-name="T1">рез </text:span><text:span text:style-name="T26">него </text:span><text:span text:style-name="T1">се съхранява секрета на търговеца в базата данни. </text:span><text:span text:style-name="T23">Съответстващата таблица </text:span><text:span text:style-name="T21">се създава, като от командния ред се изпълняват командите:</text:span></text:p>
      <text:p text:style-name="P53"/>
      <text:p text:style-name="P47"><text:span text:style-name="T21"><text:tab/>python manage.py makemigrations </text:span><text:span text:style-name="T22">и</text:span></text:p>
      <text:p text:style-name="P54"/>
      <text:p text:style-name="P54"><text:tab/>python manage.py migrate</text:p>
      <text:p text:style-name="P54"/>
      <text:p text:style-name="P48"><text:span text:style-name="T22">В </text:span>epay/admin.py<text:span text:style-name="T1"> се регистрира </text:span><text:span text:style-name="T23">класа </text:span><text:span text:style-name="T133">Merchant</text:span><text:span text:style-name="T23">. </text:span></text:p>
      <text:p text:style-name="P137"/>
      <text:p text:style-name="P22"><text:span text:style-name="T150"><text:tab/></text:span><text:span text:style-name="T23">admin.site.register(Merchant)</text:span></text:p>
      <text:p text:style-name="P137"/>
      <text:p text:style-name="P48"><text:span text:style-name="T23">Това </text:span><text:span text:style-name="T24">го прави</text:span><text:span text:style-name="T23"> достъпен през административния интерфейс на </text:span><text:span text:style-name="T133">Django</text:span><text:span text:style-name="T23">.</text:span></text:p>
      <text:p text:style-name="P55"/>
      <text:p text:style-name="P49"><text:span text:style-name="T23">А</text:span><text:span text:style-name="T1">дминистратор се създава, като се следва диалога, стартиран с командата:</text:span></text:p>
      <text:p text:style-name="P56"/>
      <text:p text:style-name="P56"><text:tab/>python manage.py createsuperuser</text:p>
      <text:p text:style-name="P56"/>
      <text:p text:style-name="P56">Администраторът следва да се логне в системата на адрес:</text:p>
      <text:p text:style-name="P56"/>
      <text:p text:style-name="P42"><text:span text:style-name="T190"><text:tab/></text:span><text:a xlink:type="simple" xlink:href="http://127.0.0.1:8000/admin/" text:style-name="Internet_20_link" text:visited-style-name="Visited_20_Internet_20_Link"><text:span text:style-name="T190">http://127.0.0.1:8000/admin/</text:span></text:a><text:span text:style-name="T190">,</text:span></text:p>
      <text:p text:style-name="P56"/>
      <text:p text:style-name="P49"><text:span text:style-name="T1">след което да въведе в таблицата </text:span>Merchants<text:span text:style-name="T1"> данните за регистрирания търговец.</text:span></text:p>
      <text:p text:style-name="P57">Този подход за съхраняване на секрета на търговеца позволява на приложението да работи и с повече от един търговец.</text:p>
      <text:p text:style-name="P44"/>
      <text:p text:style-name="P106"><text:span text:style-name="T105">Във файла </text:span><text:span text:style-name="T51">epay</text:span><text:span text:style-name="T45">/</text:span><text:span text:style-name="T46">v</text:span><text:span text:style-name="T45">iew.py</text:span><text:span text:style-name="T105"> </text:span><text:span text:style-name="T130">е дефинирана </text:span><text:span text:style-name="T125">функция</text:span><text:span text:style-name="T105"> </text:span><text:span text:style-name="T45">pay</text:span><text:span text:style-name="T105">, </text:span><text:span text:style-name="T130">която приема </text:span><text:span text:style-name="T134">обръщенията</text:span><text:span text:style-name="T130"> от </text:span><text:span text:style-name="T54">фронтенда</text:span><text:span text:style-name="T130">:</text:span></text:p>
      <text:p text:style-name="P106"/>
      <text:p text:style-name="P23"><text:span text:style-name="T106"><text:tab/></text:span>@api_view(['POST'])</text:p>
      <text:p text:style-name="P39"><text:tab/>def pay(request): <text:tab/># /<text:span text:style-name="T130">epay</text:span>/pay/</text:p>
      <text:p text:style-name="P10"/>
      <text:p text:style-name="P9"><text:soft-page-break/><text:span text:style-name="T178">Тя очаква </text:span><text:span text:style-name="T179"><text:s/></text:span><text:span text:style-name="T159">JSON</text:span><text:span text:style-name="T180"> </text:span><text:span text:style-name="T160">POST</text:span><text:span text:style-name="T179"> за</text:span><text:span text:style-name="T180">явка на адрес:</text:span><text:span text:style-name="T181"> </text:span><text:a xlink:type="simple" xlink:href="http://localhost:8000/sb/pay/" text:style-name="Internet_20_link" text:visited-style-name="Visited_20_Internet_20_Link"><text:span text:style-name="T181">http://localhost:8000/</text:span></text:a><text:a xlink:type="simple" xlink:href="http://localhost:8000/sb/pay/" text:style-name="Internet_20_link" text:visited-style-name="Visited_20_Internet_20_Link"><text:span text:style-name="T182">epay</text:span></text:a><text:a xlink:type="simple" xlink:href="http://localhost:8000/sb/pay/" text:style-name="Internet_20_link" text:visited-style-name="Visited_20_Internet_20_Link"><text:span text:style-name="T181">/pay/</text:span></text:a><text:span text:style-name="T181"> </text:span><text:span text:style-name="T109">и трябва да върне кодирания и хеширания низ, съгласно изискванията на </text:span><text:span text:style-name="T110">Epay</text:span><text:span text:style-name="T109">.</text:span></text:p>
      <text:p text:style-name="P121"/>
      <text:p text:style-name="P112"/>
      <text:p text:style-name="P112"/>
      <text:p text:style-name="P117"><text:span text:style-name="T107">В</text:span><text:span text:style-name="T108"> </text:span><text:span text:style-name="T52">epay/utils.py </text:span><text:span text:style-name="T107">е дефинирана функция </text:span></text:p>
      <text:p text:style-name="P113"/>
      <text:p text:style-name="P117"><text:span text:style-name="T107"><text:tab/></text:span><text:span text:style-name="T74">def prepare_payment(dic: dict):,</text:span></text:p>
      <text:p text:style-name="P11"/>
      <text:p text:style-name="P118"><text:span text:style-name="T73">която върши работата по същество. Тя получава като параметър речник с входните данни, извлича секрета на търговеца, съставя дефинирания от </text:span><text:span text:style-name="T77">Epay </text:span><text:span text:style-name="T73">многоредов низ, кодира го </text:span><text:span text:style-name="T77">base_64</text:span><text:span text:style-name="T73">, </text:span><text:span text:style-name="T75">хешира го и връща речник с резултата. За целта ползва услугите на функциите:</text:span></text:p>
      <text:p text:style-name="P24"/>
      <text:p text:style-name="P24"><text:tab/>def b64_encode(message: str, cp: str = 'utf-8'):</text:p>
      <text:p text:style-name="P25">и</text:p>
      <text:p text:style-name="P124"><text:span text:style-name="T84"><text:tab/></text:span><text:span text:style-name="T83">def hash_sha1(key: str, message: str, cp: str = 'utf-8'):.</text:span></text:p>
      <text:p text:style-name="P26"/>
      <text:p text:style-name="P138"><text:span text:style-name="T83">Освен параметъра </text:span><text:span text:style-name="T88">sec</text:span><text:span text:style-name="T85"> функцията може да получи алтенативен параметър </text:span><text:span text:style-name="T88">untilTime</text:span><text:span text:style-name="T85">. </text:span></text:p>
      <text:p text:style-name="P140">В този случай времето на изтичане на заявката, трябва да е определено при клиента <text:span text:style-name="T136">и да се педаде във формата, дефиниран</text:span><text:span text:style-name="T192">а</text:span><text:span text:style-name="T136"> от </text:span><text:span text:style-name="T57">Epay</text:span>. </text:p>
      <text:p text:style-name="P139"><text:span text:style-name="T83">Това е удобно за дебьгване, но за предпочитане е да се ползва <text:s/></text:span><text:span text:style-name="T87">sec, </text:span><text:span text:style-name="T83">тъй като при реална работа клиентът може да е в друга часова зона. Ако са зададени и двата параметъра се изпьлнява </text:span><text:span text:style-name="T87"><text:s/>untilTime</text:span><text:span text:style-name="T83">.</text:span></text:p>
      <text:p text:style-name="P13"/>
      <text:p text:style-name="P25">Функцията</text:p>
      <text:p text:style-name="P25"/>
      <text:p text:style-name="P25"><text:tab/>def b64_decode(b64_message: str, cp: str = 'utf-8'):</text:p>
      <text:p text:style-name="P25"/>
      <text:p text:style-name="P25">е добавена за пълнота и може да бъде полезна при тестване.</text:p>
      <text:p text:style-name="P25"/>
      <text:p text:style-name="P12"/>
      <text:p text:style-name="P12"/>
      <text:h text:style-name="Heading_20_1" text:outline-level="1"><text:bookmark-start text:name="__RefHeading___Toc3713_576220590"/>Подпроект <text:s/><text:span text:style-name="T104">e</text:span><text:span text:style-name="T68">pay</text:span><text:span text:style-name="T136">r</text:span><text:bookmark-end text:name="__RefHeading___Toc3713_576220590"/></text:h>
      <text:p text:style-name="P17"/>
      <text:p text:style-name="P27">Приложението се създава като в директоря <text:span text:style-name="T35">EpayRD</text:span> се изпълнява командата:</text:p>
      <text:p text:style-name="P27"/>
      <text:p text:style-name="P27"><text:tab/>npx create-react-app epayr</text:p>
      <text:p text:style-name="P27"/>
      <text:p text:style-name="P28">След това всички дейности по този подпроект се извършват в директор<text:span text:style-name="T137">и</text:span>я <text:s/><text:span text:style-name="T35">EpayRD/</text:span><text:span text:style-name="T58">epayr</text:span><text:span text:style-name="T137">.</text:span></text:p>
      <text:p text:style-name="P28"/>
      <text:p text:style-name="P29">По същество това е опростено <text:span text:style-name="T35">React</text:span> приложение, което се състои от две форми: <text:span text:style-name="T35">appForm</text:span> <text:span text:style-name="T186">и </text:span><text:span text:style-name="T62">epForm</text:span>. </text:p>
      <text:p text:style-name="P30">Първата е дефинирана във файла <text:span text:style-name="T35">App.js </text:span>и се показва веднага, след след като пр<text:span text:style-name="T138">и</text:span>ложението стартира. Втората е оформена като самостоятелен компонент, който е създаден във файла <text:span text:style-name="T62">e</text:span><text:span text:style-name="T59">pForm.js </text:span><text:span text:style-name="T186">и също се ползва в </text:span><text:span text:style-name="T35">App.js</text:span><text:span text:style-name="T138">.</text:span></text:p>
      <text:p text:style-name="P29"/>
      <text:p text:style-name="P31">Задача на формата в <text:span text:style-name="T58">appForm </text:span>е да <text:span text:style-name="T184">направи</text:span> <text:span text:style-name="T35">POST</text:span> заявка <text:span text:style-name="T184">към </text:span><text:span text:style-name="T60">epayd</text:span><text:span text:style-name="T184">. Тогава в случай на успешна заявка </text:span><text:span text:style-name="T62">e</text:span><text:span text:style-name="T59">pForm </text:span><text:span text:style-name="T184">следва да направи <text:s/></text:span><text:span text:style-name="T35">POST</text:span> заявка <text:span text:style-name="T184">с включени </text:span><text:span text:style-name="T41">ENCODING </text:span><text:span text:style-name="T184">и <text:s/></text:span><text:span text:style-name="T42">CHECKSUM </text:span><text:span text:style-name="T184">към </text:span><text:span text:style-name="T60">Epay</text:span><text:span text:style-name="T184">.</text:span></text:p>
      <text:p text:style-name="P32"><text:soft-page-break/></text:p>
      <text:p text:style-name="P33">Особеното е, че двете за<text:span text:style-name="T185">я</text:span>вки тр<text:span text:style-name="T185">я</text:span>бва да се <text:span text:style-name="T193">изпълнят</text:span> след еднократно натисване на бутон<text:span text:style-name="T186">а „</text:span><text:span text:style-name="T62">ОК</text:span><text:span text:style-name="T186">“</text:span>. </text:p>
      <text:p text:style-name="P33"/>
      <text:p text:style-name="P35">Формата <text:s/><text:span text:style-name="T63">e</text:span><text:span text:style-name="T59">pForm </text:span>не съдържа видими за потребителя компоненти. <text:span text:style-name="T185">Тя получава като входни параметри </text:span><text:span text:style-name="T61">PAGE</text:span><text:span text:style-name="T185">, </text:span><text:span text:style-name="T61">ENCODING</text:span><text:span text:style-name="T185"> и </text:span><text:span text:style-name="T61">CHECKSUM</text:span><text:span text:style-name="T185">. </text:span><text:span text:style-name="T187">При първоначално пускане на приложението <text:s/></text:span><text:span text:style-name="T61">ENCODING </text:span><text:span text:style-name="T187">е празен низ. След като <text:s/></text:span><text:span text:style-name="T58">appForm</text:span><text:span text:style-name="T137"> </text:span><text:span text:style-name="T187">извърши усешна заявка, той получава съответна стойност. Кодът</text:span></text:p>
      <text:p text:style-name="P35"/>
      <text:p text:style-name="P40"><text:span text:style-name="T183"><text:tab/></text:span><text:span text:style-name="T194">useEffect(() =&gt; {</text:span></text:p>
      <text:p text:style-name="P41"><text:tab/><text:tab/>if (ENCODED &amp;&amp; !isSubmitted) {</text:p>
      <text:p text:style-name="P41"><text:tab/><text:tab/><text:tab/>formRef.current.submit();</text:p>
      <text:p text:style-name="P41"><text:tab/><text:tab/><text:tab/>setIsSubmitted(true)</text:p>
      <text:p text:style-name="P41"><text:tab/><text:tab/>}</text:p>
      <text:p text:style-name="P41"><text:tab/>}, [ENCODED]);</text:p>
      <text:p text:style-name="P35"/>
      <text:p text:style-name="P35"/>
      <text:p text:style-name="P35"><text:span text:style-name="T187"><text:s/>следи за тази промяна и когато тя се случи отправя заявката към </text:span><text:span text:style-name="T64">Epay</text:span><text:span text:style-name="T187">.</text:span></text:p>
      <text:p text:style-name="P34"/>
      <text:h text:style-name="Heading_20_1" text:outline-level="1"><text:bookmark-start text:name="__RefHeading___Toc3715_576220590"/>Заключение<text:bookmark-end text:name="__RefHeading___Toc3715_576220590"/></text:h>
      <text:p text:style-name="P18"/>
      <text:p text:style-name="P36">Разгледания пример включва два подпроекта, които са направени с различни технологии. <text:span text:style-name="T35">React</text:span> е едно от водещите понасоящем средства за създаване на <text:span text:style-name="T35">фронтенд</text:span>.<text:span text:style-name="T35"> Django </text:span>е високо ефективна платформа за сървърно програмиране. При внедряване те могат да работят както по отделно, така и да се интегрират. До колкото <text:s/>връзката между тях е по <text:span text:style-name="T35">HTTP</text:span>, <text:s/><text:span text:style-name="T35">Django </text:span>приложението може да обслужва <text:span text:style-name="T188">всякакъв клиент, който се придържа към договорения интерфейс. </text:span><text:span text:style-name="T195">Тъй като</text:span><text:span text:style-name="T188"> </text:span><text:span text:style-name="T65">epayd</text:span><text:span text:style-name="T188"> пази секрета на търговеца в базата данни, той може да обслужва <text:s/>повече от един търговец.</text:span></text:p>
      <text:p text:style-name="P15"/>
      <text:p text:style-name="P15"/>
      <text:p text:style-name="P14"/>
      <text:p text:style-name="P16"/>
      <text:p text:style-name="P16"/>
      <text:p text:style-name="P16"/>
      <text:p text:style-name="P113"/>
      <text:p text:style-name="P114"/>
      <text:p text:style-name="P114"/>
      <text:p text:style-name="P115"/>
      <text:p text:style-name="P116"/>
      <text:p text:style-name="P116"/>
      <text:p text:style-name="P1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BMPlexMono, monospace," svg:font-family="'IBMPlexMono, monospace,', 'Droid Sans Fallback', ', 'Droid Sans Mono',', ', monospace,', monospace, ', 'Droid Sans Fallback', 'font-weight: normal', 'font-size: 14px', 'line-height: 21px', 'white-space: pre'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1:50:11.709301334</meta:creation-date>
    <dc:date>2022-11-25T19:04:07.476437166</dc:date>
    <meta:editing-duration>P1DT1H36M3S</meta:editing-duration>
    <meta:editing-cycles>114</meta:editing-cycles>
    <meta:generator>LibreOffice/7.3.7.2$Linux_X86_64 LibreOffice_project/30$Build-2</meta:generator>
    <meta:document-statistic meta:table-count="0" meta:image-count="0" meta:object-count="0" meta:page-count="8" meta:paragraph-count="171" meta:word-count="1345" meta:character-count="9897" meta:non-whitespace-character-count="8504"/>
  </office:meta>
</office:document-meta>
</file>